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8" table:default-cell-style-name="Default"/>
        <table:table-row table:style-name="ro1" table:number-rows-repeated="4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time period</text:p>
          </table:table-cell>
          <table:table-cell table:style-name="Default" office:value-type="string" calcext:value-type="string">
            <text:p>Actial Sale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owth Rat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Forecast Error</text:p>
          </table:table-cell>
          <table:table-cell office:value-type="string" calcext:value-type="string">
            <text:p>E^2</text:p>
          </table:table-cell>
          <table:table-cell office:value-type="string" calcext:value-type="string">
            <text:p>Dist From Mean Forecast</text:p>
          </table:table-cell>
          <table:table-cell/>
          <table:table-cell office:value-type="string" calcext:value-type="string">
            <text:p>A-F/A</text:p>
          </table:table-cell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/>
          <table:table-cell table:formula="of:=[.E63]" office:value-type="float" office:value="201.884615384615" calcext:value-type="float">
            <text:p>201.884615384615</text:p>
          </table:table-cell>
          <table:table-cell table:formula="of:=[.E64]" office:value-type="float" office:value="-0.752747252747253" calcext:value-type="float">
            <text:p>-0.752747252747253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6" calcext:value-type="float">
            <text:p>206</text:p>
          </table:table-cell>
          <table:table-cell table:formula="of:=[.$B$63]*[.B9]+(1-[.$B$63])*([.C8]+[.D8])" office:value-type="float" office:value="202.312959681319" calcext:value-type="float">
            <text:p>202.312959681319</text:p>
          </table:table-cell>
          <table:table-cell table:formula="of:=[.$B$64]*([.C9]-[.C8])+(1-[.$B$64])*[.D8]" office:value-type="float" office:value="-0.636807762978535" calcext:value-type="float">
            <text:p>-0.636807762978535</text:p>
          </table:table-cell>
          <table:table-cell table:formula="of:=[.C8]+[.D8]" office:value-type="float" office:value="201.131868131868" calcext:value-type="float">
            <text:p>201.131868131868</text:p>
          </table:table-cell>
          <table:table-cell table:formula="of:=[.B9]-[.E9]" office:value-type="float" office:value="4.86813186813185" calcext:value-type="float">
            <text:p>4.86813186813185</text:p>
          </table:table-cell>
          <table:table-cell table:formula="of:=[.F9]^2" office:value-type="float" office:value="23.6987078855209" calcext:value-type="float">
            <text:p>23.6987078855209</text:p>
          </table:table-cell>
          <table:table-cell table:formula="of:=[.$E$67]-[.E9]" office:value-type="float" office:value="22.5939914363322" calcext:value-type="float">
            <text:p>22.5939914363322</text:p>
          </table:table-cell>
          <table:table-cell table:formula="of:=ABS([.H9])" office:value-type="float" office:value="22.5939914363322" calcext:value-type="float">
            <text:p>22.5939914363322</text:p>
          </table:table-cell>
          <table:table-cell table:formula="of:=ABS(([.B9]-[.E9])/[.B9])" office:value-type="float" office:value="0.0236317080977274" calcext:value-type="float">
            <text:p>0.02363170809772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245" calcext:value-type="float">
            <text:p>245</text:p>
          </table:table-cell>
          <table:table-cell table:formula="of:=[.$B$63]*[.B10]+(1-[.$B$63])*([.C9]+[.D9])" office:value-type="float" office:value="212.187253968368" calcext:value-type="float">
            <text:p>212.187253968368</text:p>
          </table:table-cell>
          <table:table-cell table:formula="of:=[.$B$64]*([.C10]-[.C9])+(1-[.$B$64])*[.D9]" office:value-type="float" office:value="0.394993547558368" calcext:value-type="float">
            <text:p>0.394993547558368</text:p>
          </table:table-cell>
          <table:table-cell table:formula="of:=[.C9]+[.D9]" office:value-type="float" office:value="201.67615191834" calcext:value-type="float">
            <text:p>201.67615191834</text:p>
          </table:table-cell>
          <table:table-cell table:formula="of:=[.B10]-[.E10]" office:value-type="float" office:value="43.3238480816598" calcext:value-type="float">
            <text:p>43.3238480816598</text:p>
          </table:table-cell>
          <table:table-cell table:formula="of:=[.F10]^2" office:value-type="float" office:value="1876.95581260274" calcext:value-type="float">
            <text:p>1876.95581260274</text:p>
          </table:table-cell>
          <table:table-cell table:formula="of:=[.$E$67]-[.E10]" office:value-type="float" office:value="22.0497076498602" calcext:value-type="float">
            <text:p>22.0497076498602</text:p>
          </table:table-cell>
          <table:table-cell table:formula="of:=ABS([.H10])" office:value-type="float" office:value="22.0497076498602" calcext:value-type="float">
            <text:p>22.0497076498602</text:p>
          </table:table-cell>
          <table:table-cell table:formula="of:=ABS(([.B10]-[.E10])/[.B10])" office:value-type="float" office:value="0.176832032986367" calcext:value-type="float">
            <text:p>0.17683203298636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85" calcext:value-type="float">
            <text:p>185</text:p>
          </table:table-cell>
          <table:table-cell table:formula="of:=[.$B$63]*[.B11]+(1-[.$B$63])*([.C10]+[.D10])" office:value-type="float" office:value="205.890325370355" calcext:value-type="float">
            <text:p>205.890325370355</text:p>
          </table:table-cell>
          <table:table-cell table:formula="of:=[.$B$64]*([.C11]-[.C10])+(1-[.$B$64])*[.D10]" office:value-type="float" office:value="-0.261905606017375" calcext:value-type="float">
            <text:p>-0.261905606017375</text:p>
          </table:table-cell>
          <table:table-cell table:formula="of:=[.C10]+[.D10]" office:value-type="float" office:value="212.582247515927" calcext:value-type="float">
            <text:p>212.582247515927</text:p>
          </table:table-cell>
          <table:table-cell table:formula="of:=[.B11]-[.E11]" office:value-type="float" office:value="-27.5822475159266" calcext:value-type="float">
            <text:p>-27.5822475159266</text:p>
          </table:table-cell>
          <table:table-cell table:formula="of:=[.F11]^2" office:value-type="float" office:value="760.780378029838" calcext:value-type="float">
            <text:p>760.780378029838</text:p>
          </table:table-cell>
          <table:table-cell table:formula="of:=[.$E$67]-[.E11]" office:value-type="float" office:value="11.1436120522737" calcext:value-type="float">
            <text:p>11.1436120522737</text:p>
          </table:table-cell>
          <table:table-cell table:formula="of:=ABS([.H11])" office:value-type="float" office:value="11.1436120522737" calcext:value-type="float">
            <text:p>11.1436120522737</text:p>
          </table:table-cell>
          <table:table-cell table:formula="of:=ABS(([.B11]-[.E11])/[.B11])" office:value-type="float" office:value="0.149093229815819" calcext:value-type="float">
            <text:p>0.14909322981581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69" calcext:value-type="float">
            <text:p>169</text:p>
          </table:table-cell>
          <table:table-cell table:formula="of:=[.$B$63]*[.B12]+(1-[.$B$63])*([.C11]+[.D11])" office:value-type="float" office:value="196.741742446373" calcext:value-type="float">
            <text:p>196.741742446373</text:p>
          </table:table-cell>
          <table:table-cell table:formula="of:=[.$B$64]*([.C12]-[.C11])+(1-[.$B$64])*[.D11]" office:value-type="float" office:value="-1.13424851158071" calcext:value-type="float">
            <text:p>-1.13424851158071</text:p>
          </table:table-cell>
          <table:table-cell table:formula="of:=[.C11]+[.D11]" office:value-type="float" office:value="205.628419764338" calcext:value-type="float">
            <text:p>205.628419764338</text:p>
          </table:table-cell>
          <table:table-cell table:formula="of:=[.B12]-[.E12]" office:value-type="float" office:value="-36.6284197643377" calcext:value-type="float">
            <text:p>-36.6284197643377</text:p>
          </table:table-cell>
          <table:table-cell table:formula="of:=[.F12]^2" office:value-type="float" office:value="1341.64113443252" calcext:value-type="float">
            <text:p>1341.64113443252</text:p>
          </table:table-cell>
          <table:table-cell table:formula="of:=[.$E$67]-[.E12]" office:value-type="float" office:value="18.0974398038627" calcext:value-type="float">
            <text:p>18.0974398038627</text:p>
          </table:table-cell>
          <table:table-cell table:formula="of:=ABS([.H12])" office:value-type="float" office:value="18.0974398038627" calcext:value-type="float">
            <text:p>18.0974398038627</text:p>
          </table:table-cell>
          <table:table-cell table:formula="of:=ABS(([.B12]-[.E12])/[.B12])" office:value-type="float" office:value="0.2167362116233" calcext:value-type="float">
            <text:p>0.216736211623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float" office:value="162" calcext:value-type="float">
            <text:p>162</text:p>
          </table:table-cell>
          <table:table-cell table:formula="of:=[.$B$63]*[.B13]+(1-[.$B$63])*([.C12]+[.D12])" office:value-type="float" office:value="187.453744578815" calcext:value-type="float">
            <text:p>187.453744578815</text:p>
          </table:table-cell>
          <table:table-cell table:formula="of:=[.$B$64]*([.C13]-[.C12])+(1-[.$B$64])*[.D12]" office:value-type="float" office:value="-1.93464500961153" calcext:value-type="float">
            <text:p>-1.93464500961153</text:p>
          </table:table-cell>
          <table:table-cell table:formula="of:=[.C12]+[.D12]" office:value-type="float" office:value="195.607493934793" calcext:value-type="float">
            <text:p>195.607493934793</text:p>
          </table:table-cell>
          <table:table-cell table:formula="of:=[.B13]-[.E13]" office:value-type="float" office:value="-33.6074939347926" calcext:value-type="float">
            <text:p>-33.6074939347926</text:p>
          </table:table-cell>
          <table:table-cell table:formula="of:=[.F13]^2" office:value-type="float" office:value="1129.46364857712" calcext:value-type="float">
            <text:p>1129.46364857712</text:p>
          </table:table-cell>
          <table:table-cell table:formula="of:=[.$E$67]-[.E13]" office:value-type="float" office:value="28.1183656334077" calcext:value-type="float">
            <text:p>28.1183656334077</text:p>
          </table:table-cell>
          <table:table-cell table:formula="of:=ABS([.H13])" office:value-type="float" office:value="28.1183656334077" calcext:value-type="float">
            <text:p>28.1183656334077</text:p>
          </table:table-cell>
          <table:table-cell table:formula="of:=ABS(([.B13]-[.E13])/[.B13])" office:value-type="float" office:value="0.207453666264152" calcext:value-type="float">
            <text:p>0.20745366626415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77" calcext:value-type="float">
            <text:p>177</text:p>
          </table:table-cell>
          <table:table-cell table:formula="of:=[.$B$63]*[.B14]+(1-[.$B$63])*([.C13]+[.D13])" office:value-type="float" office:value="183.452221189022" calcext:value-type="float">
            <text:p>183.452221189022</text:p>
          </table:table-cell>
          <table:table-cell table:formula="of:=[.$B$64]*([.C14]-[.C13])+(1-[.$B$64])*[.D13]" office:value-type="float" office:value="-2.13753599204528" calcext:value-type="float">
            <text:p>-2.13753599204528</text:p>
          </table:table-cell>
          <table:table-cell table:formula="of:=[.C13]+[.D13]" office:value-type="float" office:value="185.519099569204" calcext:value-type="float">
            <text:p>185.519099569204</text:p>
          </table:table-cell>
          <table:table-cell table:formula="of:=[.B14]-[.E14]" office:value-type="float" office:value="-8.51909956920355" calcext:value-type="float">
            <text:p>-8.51909956920355</text:p>
          </table:table-cell>
          <table:table-cell table:formula="of:=[.F14]^2" office:value-type="float" office:value="72.5750574700041" calcext:value-type="float">
            <text:p>72.5750574700041</text:p>
          </table:table-cell>
          <table:table-cell table:formula="of:=[.$E$67]-[.E14]" office:value-type="float" office:value="38.2067599989968" calcext:value-type="float">
            <text:p>38.2067599989968</text:p>
          </table:table-cell>
          <table:table-cell table:formula="of:=ABS([.H14])" office:value-type="float" office:value="38.2067599989968" calcext:value-type="float">
            <text:p>38.2067599989968</text:p>
          </table:table-cell>
          <table:table-cell table:formula="of:=ABS(([.B14]-[.E14])/[.B14])" office:value-type="float" office:value="0.048130506040698" calcext:value-type="float">
            <text:p>0.04813050604069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float" office:value="207" calcext:value-type="float">
            <text:p>207</text:p>
          </table:table-cell>
          <table:table-cell table:formula="of:=[.$B$63]*[.B15]+(1-[.$B$63])*([.C14]+[.D14])" office:value-type="float" office:value="187.546379218542" calcext:value-type="float">
            <text:p>187.546379218542</text:p>
          </table:table-cell>
          <table:table-cell table:formula="of:=[.$B$64]*([.C15]-[.C14])+(1-[.$B$64])*[.D14]" office:value-type="float" office:value="-1.52581421180639" calcext:value-type="float">
            <text:p>-1.52581421180639</text:p>
          </table:table-cell>
          <table:table-cell table:formula="of:=[.C14]+[.D14]" office:value-type="float" office:value="181.314685196977" calcext:value-type="float">
            <text:p>181.314685196977</text:p>
          </table:table-cell>
          <table:table-cell table:formula="of:=[.B15]-[.E15]" office:value-type="float" office:value="25.6853148030232" calcext:value-type="float">
            <text:p>25.6853148030232</text:p>
          </table:table-cell>
          <table:table-cell table:formula="of:=[.F15]^2" office:value-type="float" office:value="659.735396530403" calcext:value-type="float">
            <text:p>659.735396530403</text:p>
          </table:table-cell>
          <table:table-cell table:formula="of:=[.$E$67]-[.E15]" office:value-type="float" office:value="42.4111743712235" calcext:value-type="float">
            <text:p>42.4111743712235</text:p>
          </table:table-cell>
          <table:table-cell table:formula="of:=ABS([.H15])" office:value-type="float" office:value="42.4111743712235" calcext:value-type="float">
            <text:p>42.4111743712235</text:p>
          </table:table-cell>
          <table:table-cell table:formula="of:=ABS(([.B15]-[.E15])/[.B15])" office:value-type="float" office:value="0.124083646391416" calcext:value-type="float">
            <text:p>0.12408364639141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216" calcext:value-type="float">
            <text:p>216</text:p>
          </table:table-cell>
          <table:table-cell table:formula="of:=[.$B$63]*[.B16]+(1-[.$B$63])*([.C15]+[.D15])" office:value-type="float" office:value="193.294085586496" calcext:value-type="float">
            <text:p>193.294085586496</text:p>
          </table:table-cell>
          <table:table-cell table:formula="of:=[.$B$64]*([.C16]-[.C15])+(1-[.$B$64])*[.D15]" office:value-type="float" office:value="-0.811823611135325" calcext:value-type="float">
            <text:p>-0.811823611135325</text:p>
          </table:table-cell>
          <table:table-cell table:formula="of:=[.C15]+[.D15]" office:value-type="float" office:value="186.020565006736" calcext:value-type="float">
            <text:p>186.020565006736</text:p>
          </table:table-cell>
          <table:table-cell table:formula="of:=[.B16]-[.E16]" office:value-type="float" office:value="29.9794349932645" calcext:value-type="float">
            <text:p>29.9794349932645</text:p>
          </table:table-cell>
          <table:table-cell table:formula="of:=[.F16]^2" office:value-type="float" office:value="898.766522515372" calcext:value-type="float">
            <text:p>898.766522515372</text:p>
          </table:table-cell>
          <table:table-cell table:formula="of:=[.$E$67]-[.E16]" office:value-type="float" office:value="37.7052945614648" calcext:value-type="float">
            <text:p>37.7052945614648</text:p>
          </table:table-cell>
          <table:table-cell table:formula="of:=ABS([.H16])" office:value-type="float" office:value="37.7052945614648" calcext:value-type="float">
            <text:p>37.7052945614648</text:p>
          </table:table-cell>
          <table:table-cell table:formula="of:=ABS(([.B16]-[.E16])/[.B16])" office:value-type="float" office:value="0.138793680524373" calcext:value-type="float">
            <text:p>0.13879368052437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193" calcext:value-type="float">
            <text:p>193</text:p>
          </table:table-cell>
          <table:table-cell table:formula="of:=[.$B$63]*[.B17]+(1-[.$B$63])*([.C16]+[.D16])" office:value-type="float" office:value="192.607874021685" calcext:value-type="float">
            <text:p>192.607874021685</text:p>
          </table:table-cell>
          <table:table-cell table:formula="of:=[.$B$64]*([.C17]-[.C16])+(1-[.$B$64])*[.D16]" office:value-type="float" office:value="-0.79949315583204" calcext:value-type="float">
            <text:p>-0.79949315583204</text:p>
          </table:table-cell>
          <table:table-cell table:formula="of:=[.C16]+[.D16]" office:value-type="float" office:value="192.482261975361" calcext:value-type="float">
            <text:p>192.482261975361</text:p>
          </table:table-cell>
          <table:table-cell table:formula="of:=[.B17]-[.E17]" office:value-type="float" office:value="0.517738024638987" calcext:value-type="float">
            <text:p>0.517738024638987</text:p>
          </table:table-cell>
          <table:table-cell table:formula="of:=[.F17]^2" office:value-type="float" office:value="0.268052662157081" calcext:value-type="float">
            <text:p>0.268052662157081</text:p>
          </table:table-cell>
          <table:table-cell table:formula="of:=[.$E$67]-[.E17]" office:value-type="float" office:value="31.2435975928393" calcext:value-type="float">
            <text:p>31.2435975928393</text:p>
          </table:table-cell>
          <table:table-cell table:formula="of:=ABS([.H17])" office:value-type="float" office:value="31.2435975928393" calcext:value-type="float">
            <text:p>31.2435975928393</text:p>
          </table:table-cell>
          <table:table-cell table:formula="of:=ABS(([.B17]-[.E17])/[.B17])" office:value-type="float" office:value="0.00268258043854398" calcext:value-type="float">
            <text:p>0.00268258043854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230" calcext:value-type="float">
            <text:p>230</text:p>
          </table:table-cell>
          <table:table-cell table:formula="of:=[.$B$63]*[.B18]+(1-[.$B$63])*([.C17]+[.D17])" office:value-type="float" office:value="201.074316925322" calcext:value-type="float">
            <text:p>201.074316925322</text:p>
          </table:table-cell>
          <table:table-cell table:formula="of:=[.$B$64]*([.C18]-[.C17])+(1-[.$B$64])*[.D17]" office:value-type="float" office:value="0.110078925573654" calcext:value-type="float">
            <text:p>0.110078925573654</text:p>
          </table:table-cell>
          <table:table-cell table:formula="of:=[.C17]+[.D17]" office:value-type="float" office:value="191.808380865853" calcext:value-type="float">
            <text:p>191.808380865853</text:p>
          </table:table-cell>
          <table:table-cell table:formula="of:=[.B18]-[.E18]" office:value-type="float" office:value="38.1916191341472" calcext:value-type="float">
            <text:p>38.1916191341472</text:p>
          </table:table-cell>
          <table:table-cell table:formula="of:=[.F18]^2" office:value-type="float" office:value="1458.59977208776" calcext:value-type="float">
            <text:p>1458.59977208776</text:p>
          </table:table-cell>
          <table:table-cell table:formula="of:=[.$E$67]-[.E18]" office:value-type="float" office:value="31.9174787023475" calcext:value-type="float">
            <text:p>31.9174787023475</text:p>
          </table:table-cell>
          <table:table-cell table:formula="of:=ABS([.H18])" office:value-type="float" office:value="31.9174787023475" calcext:value-type="float">
            <text:p>31.9174787023475</text:p>
          </table:table-cell>
          <table:table-cell table:formula="of:=ABS(([.B18]-[.E18])/[.B18])" office:value-type="float" office:value="0.166050517974553" calcext:value-type="float">
            <text:p>0.16605051797455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float" office:value="212" calcext:value-type="float">
            <text:p>212</text:p>
          </table:table-cell>
          <table:table-cell table:formula="of:=[.$B$63]*[.B19]+(1-[.$B$63])*([.C18]+[.D18])" office:value-type="float" office:value="203.808445282739" calcext:value-type="float">
            <text:p>203.808445282739</text:p>
          </table:table-cell>
          <table:table-cell table:formula="of:=[.$B$64]*([.C19]-[.C18])+(1-[.$B$64])*[.D18]" office:value-type="float" office:value="0.367663489951679" calcext:value-type="float">
            <text:p>0.367663489951679</text:p>
          </table:table-cell>
          <table:table-cell table:formula="of:=[.C18]+[.D18]" office:value-type="float" office:value="201.184395850896" calcext:value-type="float">
            <text:p>201.184395850896</text:p>
          </table:table-cell>
          <table:table-cell table:formula="of:=[.B19]-[.E19]" office:value-type="float" office:value="10.8156041491042" calcext:value-type="float">
            <text:p>10.8156041491042</text:p>
          </table:table-cell>
          <table:table-cell table:formula="of:=[.F19]^2" office:value-type="float" office:value="116.977293110119" calcext:value-type="float">
            <text:p>116.977293110119</text:p>
          </table:table-cell>
          <table:table-cell table:formula="of:=[.$E$67]-[.E19]" office:value-type="float" office:value="22.5414637173045" calcext:value-type="float">
            <text:p>22.5414637173045</text:p>
          </table:table-cell>
          <table:table-cell table:formula="of:=ABS([.H19])" office:value-type="float" office:value="22.5414637173045" calcext:value-type="float">
            <text:p>22.5414637173045</text:p>
          </table:table-cell>
          <table:table-cell table:formula="of:=ABS(([.B19]-[.E19])/[.B19])" office:value-type="float" office:value="0.0510170007033215" calcext:value-type="float">
            <text:p>0.05101700070332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float" office:value="192" calcext:value-type="float">
            <text:p>192</text:p>
          </table:table-cell>
          <table:table-cell table:formula="of:=[.$B$63]*[.B20]+(1-[.$B$63])*([.C19]+[.D19])" office:value-type="float" office:value="201.221977790587" calcext:value-type="float">
            <text:p>201.221977790587</text:p>
          </table:table-cell>
          <table:table-cell table:formula="of:=[.$B$64]*([.C20]-[.C19])+(1-[.$B$64])*[.D19]" office:value-type="float" office:value="0.0776771303554136" calcext:value-type="float">
            <text:p>0.077677130355414</text:p>
          </table:table-cell>
          <table:table-cell table:formula="of:=[.C19]+[.D19]" office:value-type="float" office:value="204.176108772691" calcext:value-type="float">
            <text:p>204.176108772691</text:p>
          </table:table-cell>
          <table:table-cell table:formula="of:=[.B20]-[.E20]" office:value-type="float" office:value="-12.1761087726907" calcext:value-type="float">
            <text:p>-12.1761087726907</text:p>
          </table:table-cell>
          <table:table-cell table:formula="of:=[.F20]^2" office:value-type="float" office:value="148.257624844396" calcext:value-type="float">
            <text:p>148.257624844396</text:p>
          </table:table-cell>
          <table:table-cell table:formula="of:=[.$E$67]-[.E20]" office:value-type="float" office:value="19.5497507955096" calcext:value-type="float">
            <text:p>19.5497507955096</text:p>
          </table:table-cell>
          <table:table-cell table:formula="of:=ABS([.H20])" office:value-type="float" office:value="19.5497507955096" calcext:value-type="float">
            <text:p>19.5497507955096</text:p>
          </table:table-cell>
          <table:table-cell table:formula="of:=ABS(([.B20]-[.E20])/[.B20])" office:value-type="float" office:value="0.0634172331910975" calcext:value-type="float">
            <text:p>0.063417233191098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 office:value-type="float" office:value="162" calcext:value-type="float">
            <text:p>162</text:p>
          </table:table-cell>
          <table:table-cell table:formula="of:=[.$B$63]*[.B21]+(1-[.$B$63])*([.C20]+[.D20])" office:value-type="float" office:value="191.764890542988" calcext:value-type="float">
            <text:p>191.764890542988</text:p>
          </table:table-cell>
          <table:table-cell table:formula="of:=[.$B$64]*([.C21]-[.C20])+(1-[.$B$64])*[.D20]" office:value-type="float" office:value="-0.858283945277708" calcext:value-type="float">
            <text:p>-0.858283945277708</text:p>
          </table:table-cell>
          <table:table-cell table:formula="of:=[.C20]+[.D20]" office:value-type="float" office:value="201.299654920942" calcext:value-type="float">
            <text:p>201.299654920942</text:p>
          </table:table-cell>
          <table:table-cell table:formula="of:=[.B21]-[.E21]" office:value-type="float" office:value="-39.2996549209423" calcext:value-type="float">
            <text:p>-39.2996549209423</text:p>
          </table:table-cell>
          <table:table-cell table:formula="of:=[.F21]^2" office:value-type="float" office:value="1544.46287690514" calcext:value-type="float">
            <text:p>1544.46287690514</text:p>
          </table:table-cell>
          <table:table-cell table:formula="of:=[.$E$67]-[.E21]" office:value-type="float" office:value="22.4262046472581" calcext:value-type="float">
            <text:p>22.4262046472581</text:p>
          </table:table-cell>
          <table:table-cell table:formula="of:=ABS([.H21])" office:value-type="float" office:value="22.4262046472581" calcext:value-type="float">
            <text:p>22.4262046472581</text:p>
          </table:table-cell>
          <table:table-cell table:formula="of:=ABS(([.B21]-[.E21])/[.B21])" office:value-type="float" office:value="0.242590462474952" calcext:value-type="float">
            <text:p>0.24259046247495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 office:value-type="float" office:value="189" calcext:value-type="float">
            <text:p>189</text:p>
          </table:table-cell>
          <table:table-cell table:formula="of:=[.$B$63]*[.B22]+(1-[.$B$63])*([.C21]+[.D21])" office:value-type="float" office:value="190.444031424794" calcext:value-type="float">
            <text:p>190.444031424794</text:p>
          </table:table-cell>
          <table:table-cell table:formula="of:=[.$B$64]*([.C22]-[.C21])+(1-[.$B$64])*[.D21]" office:value-type="float" office:value="-0.903691711976728" calcext:value-type="float">
            <text:p>-0.903691711976728</text:p>
          </table:table-cell>
          <table:table-cell table:formula="of:=[.C21]+[.D21]" office:value-type="float" office:value="190.90660659771" calcext:value-type="float">
            <text:p>190.90660659771</text:p>
          </table:table-cell>
          <table:table-cell table:formula="of:=[.B22]-[.E22]" office:value-type="float" office:value="-1.90660659771029" calcext:value-type="float">
            <text:p>-1.90660659771029</text:p>
          </table:table-cell>
          <table:table-cell table:formula="of:=[.F22]^2" office:value-type="float" office:value="3.63514871843242" calcext:value-type="float">
            <text:p>3.63514871843242</text:p>
          </table:table-cell>
          <table:table-cell table:formula="of:=[.$E$67]-[.E22]" office:value-type="float" office:value="32.81925297049" calcext:value-type="float">
            <text:p>32.81925297049</text:p>
          </table:table-cell>
          <table:table-cell table:formula="of:=ABS([.H22])" office:value-type="float" office:value="32.81925297049" calcext:value-type="float">
            <text:p>32.81925297049</text:p>
          </table:table-cell>
          <table:table-cell table:formula="of:=ABS(([.B22]-[.E22])/[.B22])" office:value-type="float" office:value="0.0100878655963508" calcext:value-type="float">
            <text:p>0.01008786559635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office:value-type="float" office:value="244" calcext:value-type="float">
            <text:p>244</text:p>
          </table:table-cell>
          <table:table-cell table:formula="of:=[.$B$63]*[.B23]+(1-[.$B$63])*([.C22]+[.D22])" office:value-type="float" office:value="202.753179112712" calcext:value-type="float">
            <text:p>202.753179112712</text:p>
          </table:table-cell>
          <table:table-cell table:formula="of:=[.$B$64]*([.C23]-[.C22])+(1-[.$B$64])*[.D22]" office:value-type="float" office:value="0.393320242035216" calcext:value-type="float">
            <text:p>0.393320242035216</text:p>
          </table:table-cell>
          <table:table-cell table:formula="of:=[.C22]+[.D22]" office:value-type="float" office:value="189.540339712817" calcext:value-type="float">
            <text:p>189.540339712817</text:p>
          </table:table-cell>
          <table:table-cell table:formula="of:=[.B23]-[.E23]" office:value-type="float" office:value="54.4596602871831" calcext:value-type="float">
            <text:p>54.4596602871831</text:p>
          </table:table-cell>
          <table:table-cell table:formula="of:=[.F23]^2" office:value-type="float" office:value="2965.85459859539" calcext:value-type="float">
            <text:p>2965.85459859539</text:p>
          </table:table-cell>
          <table:table-cell table:formula="of:=[.$E$67]-[.E23]" office:value-type="float" office:value="34.1855198553834" calcext:value-type="float">
            <text:p>34.1855198553834</text:p>
          </table:table-cell>
          <table:table-cell table:formula="of:=ABS([.H23])" office:value-type="float" office:value="34.1855198553834" calcext:value-type="float">
            <text:p>34.1855198553834</text:p>
          </table:table-cell>
          <table:table-cell table:formula="of:=ABS(([.B23]-[.E23])/[.B23])" office:value-type="float" office:value="0.223195329045832" calcext:value-type="float">
            <text:p>0.223195329045832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office:value-type="float" office:value="209" calcext:value-type="float">
            <text:p>209</text:p>
          </table:table-cell>
          <table:table-cell table:formula="of:=[.$B$63]*[.B24]+(1-[.$B$63])*([.C23]+[.D23])" office:value-type="float" office:value="204.566658120797" calcext:value-type="float">
            <text:p>204.566658120797</text:p>
          </table:table-cell>
          <table:table-cell table:formula="of:=[.$B$64]*([.C24]-[.C23])+(1-[.$B$64])*[.D23]" office:value-type="float" office:value="0.532727286986903" calcext:value-type="float">
            <text:p>0.532727286986903</text:p>
          </table:table-cell>
          <table:table-cell table:formula="of:=[.C23]+[.D23]" office:value-type="float" office:value="203.146499354748" calcext:value-type="float">
            <text:p>203.146499354748</text:p>
          </table:table-cell>
          <table:table-cell table:formula="of:=[.B24]-[.E24]" office:value-type="float" office:value="5.85350064525238" calcext:value-type="float">
            <text:p>5.85350064525238</text:p>
          </table:table-cell>
          <table:table-cell table:formula="of:=[.F24]^2" office:value-type="float" office:value="34.26346980397" calcext:value-type="float">
            <text:p>34.26346980397</text:p>
          </table:table-cell>
          <table:table-cell table:formula="of:=[.$E$67]-[.E24]" office:value-type="float" office:value="20.5793602134527" calcext:value-type="float">
            <text:p>20.5793602134527</text:p>
          </table:table-cell>
          <table:table-cell table:formula="of:=ABS([.H24])" office:value-type="float" office:value="20.5793602134527" calcext:value-type="float">
            <text:p>20.5793602134527</text:p>
          </table:table-cell>
          <table:table-cell table:formula="of:=ABS(([.B24]-[.E24])/[.B24])" office:value-type="float" office:value="0.0280071801208248" calcext:value-type="float">
            <text:p>0.02800718012082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 office:value-type="float" office:value="207" calcext:value-type="float">
            <text:p>207</text:p>
          </table:table-cell>
          <table:table-cell table:formula="of:=[.$B$63]*[.B25]+(1-[.$B$63])*([.C24]+[.D24])" office:value-type="float" office:value="205.560506818303" calcext:value-type="float">
            <text:p>205.560506818303</text:p>
          </table:table-cell>
          <table:table-cell table:formula="of:=[.$B$64]*([.C25]-[.C24])+(1-[.$B$64])*[.D24]" office:value-type="float" office:value="0.577992348007753" calcext:value-type="float">
            <text:p>0.577992348007753</text:p>
          </table:table-cell>
          <table:table-cell table:formula="of:=[.C24]+[.D24]" office:value-type="float" office:value="205.099385407784" calcext:value-type="float">
            <text:p>205.099385407784</text:p>
          </table:table-cell>
          <table:table-cell table:formula="of:=[.B25]-[.E25]" office:value-type="float" office:value="1.90061459221627" calcext:value-type="float">
            <text:p>1.90061459221627</text:p>
          </table:table-cell>
          <table:table-cell table:formula="of:=[.F25]^2" office:value-type="float" office:value="3.61233582814542" calcext:value-type="float">
            <text:p>3.61233582814542</text:p>
          </table:table-cell>
          <table:table-cell table:formula="of:=[.$E$67]-[.E25]" office:value-type="float" office:value="18.6264741604166" calcext:value-type="float">
            <text:p>18.6264741604166</text:p>
          </table:table-cell>
          <table:table-cell table:formula="of:=ABS([.H25])" office:value-type="float" office:value="18.6264741604166" calcext:value-type="float">
            <text:p>18.6264741604166</text:p>
          </table:table-cell>
          <table:table-cell table:formula="of:=ABS(([.B25]-[.E25])/[.B25])" office:value-type="float" office:value="0.00918171300587571" calcext:value-type="float">
            <text:p>0.009181713005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table:formula="of:=[.$B$63]*[.B26]+(1-[.$B$63])*([.C25]+[.D25])" office:value-type="float" office:value="207.317981914078" calcext:value-type="float">
            <text:p>207.317981914078</text:p>
          </table:table-cell>
          <table:table-cell table:formula="of:=[.$B$64]*([.C26]-[.C25])+(1-[.$B$64])*[.D25]" office:value-type="float" office:value="0.693773912976809" calcext:value-type="float">
            <text:p>0.693773912976809</text:p>
          </table:table-cell>
          <table:table-cell table:formula="of:=[.C25]+[.D25]" office:value-type="float" office:value="206.138499166311" calcext:value-type="float">
            <text:p>206.138499166311</text:p>
          </table:table-cell>
          <table:table-cell table:formula="of:=[.B26]-[.E26]" office:value-type="float" office:value="4.86150083368878" calcext:value-type="float">
            <text:p>4.86150083368878</text:p>
          </table:table-cell>
          <table:table-cell table:formula="of:=[.F26]^2" office:value-type="float" office:value="23.6341903559567" calcext:value-type="float">
            <text:p>23.6341903559567</text:p>
          </table:table-cell>
          <table:table-cell table:formula="of:=[.$E$67]-[.E26]" office:value-type="float" office:value="17.5873604018891" calcext:value-type="float">
            <text:p>17.5873604018891</text:p>
          </table:table-cell>
          <table:table-cell table:formula="of:=ABS([.H26])" office:value-type="float" office:value="17.5873604018891" calcext:value-type="float">
            <text:p>17.5873604018891</text:p>
          </table:table-cell>
          <table:table-cell table:formula="of:=ABS(([.B26]-[.E26])/[.B26])" office:value-type="float" office:value="0.0230402883113212" calcext:value-type="float">
            <text:p>0.023040288311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formula="of:=[.$B$63]*[.B27]+(1-[.$B$63])*([.C26]+[.D26])" office:value-type="float" office:value="208.494137663562" calcext:value-type="float">
            <text:p>208.494137663562</text:p>
          </table:table-cell>
          <table:table-cell table:formula="of:=[.$B$64]*([.C27]-[.C26])+(1-[.$B$64])*[.D26]" office:value-type="float" office:value="0.741125961193884" calcext:value-type="float">
            <text:p>0.741125961193884</text:p>
          </table:table-cell>
          <table:table-cell table:formula="of:=[.C26]+[.D26]" office:value-type="float" office:value="208.011755827055" calcext:value-type="float">
            <text:p>208.011755827055</text:p>
          </table:table-cell>
          <table:table-cell table:formula="of:=[.B27]-[.E27]" office:value-type="float" office:value="1.98824417294492" calcext:value-type="float">
            <text:p>1.98824417294492</text:p>
          </table:table-cell>
          <table:table-cell table:formula="of:=[.F27]^2" office:value-type="float" office:value="3.95311489124942" calcext:value-type="float">
            <text:p>3.95311489124942</text:p>
          </table:table-cell>
          <table:table-cell table:formula="of:=[.$E$67]-[.E27]" office:value-type="float" office:value="15.7141037411452" calcext:value-type="float">
            <text:p>15.7141037411452</text:p>
          </table:table-cell>
          <table:table-cell table:formula="of:=ABS([.H27])" office:value-type="float" office:value="15.7141037411452" calcext:value-type="float">
            <text:p>15.7141037411452</text:p>
          </table:table-cell>
          <table:table-cell table:formula="of:=ABS(([.B27]-[.E27])/[.B27])" office:value-type="float" office:value="0.0094678293949758" calcext:value-type="float">
            <text:p>0.009467829394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table:formula="of:=[.$B$63]*[.B28]+(1-[.$B$63])*([.C27]+[.D27])" office:value-type="float" office:value="200.443972669909" calcext:value-type="float">
            <text:p>200.443972669909</text:p>
          </table:table-cell>
          <table:table-cell table:formula="of:=[.$B$64]*([.C28]-[.C27])+(1-[.$B$64])*[.D27]" office:value-type="float" office:value="-0.121853532806809" calcext:value-type="float">
            <text:p>-0.121853532806809</text:p>
          </table:table-cell>
          <table:table-cell table:formula="of:=[.C27]+[.D27]" office:value-type="float" office:value="209.235263624756" calcext:value-type="float">
            <text:p>209.235263624756</text:p>
          </table:table-cell>
          <table:table-cell table:formula="of:=[.B28]-[.E28]" office:value-type="float" office:value="-36.2352636247564" calcext:value-type="float">
            <text:p>-36.2352636247564</text:p>
          </table:table-cell>
          <table:table-cell table:formula="of:=[.F28]^2" office:value-type="float" office:value="1312.99432995559" calcext:value-type="float">
            <text:p>1312.99432995559</text:p>
          </table:table-cell>
          <table:table-cell table:formula="of:=[.$E$67]-[.E28]" office:value-type="float" office:value="14.490595943444" calcext:value-type="float">
            <text:p>14.490595943444</text:p>
          </table:table-cell>
          <table:table-cell table:formula="of:=ABS([.H28])" office:value-type="float" office:value="14.490595943444" calcext:value-type="float">
            <text:p>14.490595943444</text:p>
          </table:table-cell>
          <table:table-cell table:formula="of:=ABS(([.B28]-[.E28])/[.B28])" office:value-type="float" office:value="0.209452390894545" calcext:value-type="float">
            <text:p>0.2094523908945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table:formula="of:=[.$B$63]*[.B29]+(1-[.$B$63])*([.C28]+[.D28])" office:value-type="float" office:value="198.788265558416" calcext:value-type="float">
            <text:p>198.788265558416</text:p>
          </table:table-cell>
          <table:table-cell table:formula="of:=[.$B$64]*([.C29]-[.C28])+(1-[.$B$64])*[.D28]" office:value-type="float" office:value="-0.27242120165139" calcext:value-type="float">
            <text:p>-0.27242120165139</text:p>
          </table:table-cell>
          <table:table-cell table:formula="of:=[.C28]+[.D28]" office:value-type="float" office:value="200.322119137102" calcext:value-type="float">
            <text:p>200.322119137102</text:p>
          </table:table-cell>
          <table:table-cell table:formula="of:=[.B29]-[.E29]" office:value-type="float" office:value="-6.32211913710208" calcext:value-type="float">
            <text:p>-6.32211913710208</text:p>
          </table:table-cell>
          <table:table-cell table:formula="of:=[.F29]^2" office:value-type="float" office:value="39.9691903837123" calcext:value-type="float">
            <text:p>39.9691903837123</text:p>
          </table:table-cell>
          <table:table-cell table:formula="of:=[.$E$67]-[.E29]" office:value-type="float" office:value="23.4037404310982" calcext:value-type="float">
            <text:p>23.4037404310982</text:p>
          </table:table-cell>
          <table:table-cell table:formula="of:=ABS([.H29])" office:value-type="float" office:value="23.4037404310982" calcext:value-type="float">
            <text:p>23.4037404310982</text:p>
          </table:table-cell>
          <table:table-cell table:formula="of:=ABS(([.B29]-[.E29])/[.B29])" office:value-type="float" office:value="0.032588242974753" calcext:value-type="float">
            <text:p>0.0325882429747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4" calcext:value-type="float">
            <text:p>234</text:p>
          </table:table-cell>
          <table:table-cell table:formula="of:=[.$B$63]*[.B30]+(1-[.$B$63])*([.C29]+[.D29])" office:value-type="float" office:value="207.124903746459" calcext:value-type="float">
            <text:p>207.124903746459</text:p>
          </table:table-cell>
          <table:table-cell table:formula="of:=[.$B$64]*([.C30]-[.C29])+(1-[.$B$64])*[.D29]" office:value-type="float" office:value="0.57266989521923" calcext:value-type="float">
            <text:p>0.57266989521923</text:p>
          </table:table-cell>
          <table:table-cell table:formula="of:=[.C29]+[.D29]" office:value-type="float" office:value="198.515844356764" calcext:value-type="float">
            <text:p>198.515844356764</text:p>
          </table:table-cell>
          <table:table-cell table:formula="of:=[.B30]-[.E30]" office:value-type="float" office:value="35.4841556432356" calcext:value-type="float">
            <text:p>35.4841556432356</text:p>
          </table:table-cell>
          <table:table-cell table:formula="of:=[.F30]^2" office:value-type="float" office:value="1259.12530171337" calcext:value-type="float">
            <text:p>1259.12530171337</text:p>
          </table:table-cell>
          <table:table-cell table:formula="of:=[.$E$67]-[.E30]" office:value-type="float" office:value="25.2100152114359" calcext:value-type="float">
            <text:p>25.2100152114359</text:p>
          </table:table-cell>
          <table:table-cell table:formula="of:=ABS([.H30])" office:value-type="float" office:value="25.2100152114359" calcext:value-type="float">
            <text:p>25.2100152114359</text:p>
          </table:table-cell>
          <table:table-cell table:formula="of:=ABS(([.B30]-[.E30])/[.B30])" office:value-type="float" office:value="0.151641690783058" calcext:value-type="float">
            <text:p>0.151641690783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table:formula="of:=[.$B$63]*[.B31]+(1-[.$B$63])*([.C30]+[.D30])" office:value-type="float" office:value="195.154863417455" calcext:value-type="float">
            <text:p>195.154863417455</text:p>
          </table:table-cell>
          <table:table-cell table:formula="of:=[.$B$64]*([.C31]-[.C30])+(1-[.$B$64])*[.D30]" office:value-type="float" office:value="-0.658560168521182" calcext:value-type="float">
            <text:p>-0.658560168521182</text:p>
          </table:table-cell>
          <table:table-cell table:formula="of:=[.C30]+[.D30]" office:value-type="float" office:value="207.697573641679" calcext:value-type="float">
            <text:p>207.697573641679</text:p>
          </table:table-cell>
          <table:table-cell table:formula="of:=[.B31]-[.E31]" office:value-type="float" office:value="-51.6975736416785" calcext:value-type="float">
            <text:p>-51.6975736416785</text:p>
          </table:table-cell>
          <table:table-cell table:formula="of:=[.F31]^2" office:value-type="float" office:value="2672.63912043677" calcext:value-type="float">
            <text:p>2672.63912043677</text:p>
          </table:table-cell>
          <table:table-cell table:formula="of:=[.$E$67]-[.E31]" office:value-type="float" office:value="16.0282859265218" calcext:value-type="float">
            <text:p>16.0282859265218</text:p>
          </table:table-cell>
          <table:table-cell table:formula="of:=ABS([.H31])" office:value-type="float" office:value="16.0282859265218" calcext:value-type="float">
            <text:p>16.0282859265218</text:p>
          </table:table-cell>
          <table:table-cell table:formula="of:=ABS(([.B31]-[.E31])/[.B31])" office:value-type="float" office:value="0.331394702831273" calcext:value-type="float">
            <text:p>0.331394702831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6" calcext:value-type="float">
            <text:p>206</text:p>
          </table:table-cell>
          <table:table-cell table:formula="of:=[.$B$63]*[.B32]+(1-[.$B$63])*([.C31]+[.D31])" office:value-type="float" office:value="197.287295643588" calcext:value-type="float">
            <text:p>197.287295643588</text:p>
          </table:table-cell>
          <table:table-cell table:formula="of:=[.$B$64]*([.C32]-[.C31])+(1-[.$B$64])*[.D31]" office:value-type="float" office:value="-0.384587982084826" calcext:value-type="float">
            <text:p>-0.384587982084826</text:p>
          </table:table-cell>
          <table:table-cell table:formula="of:=[.C31]+[.D31]" office:value-type="float" office:value="194.496303248934" calcext:value-type="float">
            <text:p>194.496303248934</text:p>
          </table:table-cell>
          <table:table-cell table:formula="of:=[.B32]-[.E32]" office:value-type="float" office:value="11.5036967510657" calcext:value-type="float">
            <text:p>11.5036967510657</text:p>
          </table:table-cell>
          <table:table-cell table:formula="of:=[.F32]^2" office:value-type="float" office:value="132.335038940481" calcext:value-type="float">
            <text:p>132.335038940481</text:p>
          </table:table-cell>
          <table:table-cell table:formula="of:=[.$E$67]-[.E32]" office:value-type="float" office:value="29.2295563192661" calcext:value-type="float">
            <text:p>29.2295563192661</text:p>
          </table:table-cell>
          <table:table-cell table:formula="of:=ABS([.H32])" office:value-type="float" office:value="29.2295563192661" calcext:value-type="float">
            <text:p>29.2295563192661</text:p>
          </table:table-cell>
          <table:table-cell table:formula="of:=ABS(([.B32]-[.E32])/[.B32])" office:value-type="float" office:value="0.0558431881119696" calcext:value-type="float">
            <text:p>0.055843188111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8" calcext:value-type="float">
            <text:p>188</text:p>
          </table:table-cell>
          <table:table-cell table:formula="of:=[.$B$63]*[.B33]+(1-[.$B$63])*([.C32]+[.D32])" office:value-type="float" office:value="194.742759436792" calcext:value-type="float">
            <text:p>194.742759436792</text:p>
          </table:table-cell>
          <table:table-cell table:formula="of:=[.$B$64]*([.C33]-[.C32])+(1-[.$B$64])*[.D32]" office:value-type="float" office:value="-0.596614979667114" calcext:value-type="float">
            <text:p>-0.596614979667114</text:p>
          </table:table-cell>
          <table:table-cell table:formula="of:=[.C32]+[.D32]" office:value-type="float" office:value="196.902707661503" calcext:value-type="float">
            <text:p>196.902707661503</text:p>
          </table:table-cell>
          <table:table-cell table:formula="of:=[.B33]-[.E33]" office:value-type="float" office:value="-8.90270766150275" calcext:value-type="float">
            <text:p>-8.90270766150275</text:p>
          </table:table-cell>
          <table:table-cell table:formula="of:=[.F33]^2" office:value-type="float" office:value="79.2582037061797" calcext:value-type="float">
            <text:p>79.2582037061797</text:p>
          </table:table-cell>
          <table:table-cell table:formula="of:=[.$E$67]-[.E33]" office:value-type="float" office:value="26.8231519066976" calcext:value-type="float">
            <text:p>26.8231519066976</text:p>
          </table:table-cell>
          <table:table-cell table:formula="of:=ABS([.H33])" office:value-type="float" office:value="26.8231519066976" calcext:value-type="float">
            <text:p>26.8231519066976</text:p>
          </table:table-cell>
          <table:table-cell table:formula="of:=ABS(([.B33]-[.E33])/[.B33])" office:value-type="float" office:value="0.0473548279867167" calcext:value-type="float">
            <text:p>0.0473548279867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  <table:table-cell table:formula="of:=[.$B$63]*[.B34]+(1-[.$B$63])*([.C33]+[.D33])" office:value-type="float" office:value="186.346943327371" calcext:value-type="float">
            <text:p>186.346943327371</text:p>
          </table:table-cell>
          <table:table-cell table:formula="of:=[.$B$64]*([.C34]-[.C33])+(1-[.$B$64])*[.D33]" office:value-type="float" office:value="-1.36220796016718" calcext:value-type="float">
            <text:p>-1.36220796016718</text:p>
          </table:table-cell>
          <table:table-cell table:formula="of:=[.C33]+[.D33]" office:value-type="float" office:value="194.146144457125" calcext:value-type="float">
            <text:p>194.146144457125</text:p>
          </table:table-cell>
          <table:table-cell table:formula="of:=[.B34]-[.E34]" office:value-type="float" office:value="-32.1461444571248" calcext:value-type="float">
            <text:p>-32.1461444571248</text:p>
          </table:table-cell>
          <table:table-cell table:formula="of:=[.F34]^2" office:value-type="float" office:value="1033.37460345834" calcext:value-type="float">
            <text:p>1033.37460345834</text:p>
          </table:table-cell>
          <table:table-cell table:formula="of:=[.$E$67]-[.E34]" office:value-type="float" office:value="29.5797151110755" calcext:value-type="float">
            <text:p>29.5797151110755</text:p>
          </table:table-cell>
          <table:table-cell table:formula="of:=ABS([.H34])" office:value-type="float" office:value="29.5797151110755" calcext:value-type="float">
            <text:p>29.5797151110755</text:p>
          </table:table-cell>
          <table:table-cell table:formula="of:=ABS(([.B34]-[.E34])/[.B34])" office:value-type="float" office:value="0.198432990476079" calcext:value-type="float">
            <text:p>0.1984329904760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" calcext:value-type="float">
            <text:p>172</text:p>
          </table:table-cell>
          <table:table-cell table:formula="of:=[.$B$63]*[.B35]+(1-[.$B$63])*([.C34]+[.D34])" office:value-type="float" office:value="181.834417826619" calcext:value-type="float">
            <text:p>181.834417826619</text:p>
          </table:table-cell>
          <table:table-cell table:formula="of:=[.$B$64]*([.C35]-[.C34])+(1-[.$B$64])*[.D34]" office:value-type="float" office:value="-1.6714525809036" calcext:value-type="float">
            <text:p>-1.6714525809036</text:p>
          </table:table-cell>
          <table:table-cell table:formula="of:=[.C34]+[.D34]" office:value-type="float" office:value="184.984735367203" calcext:value-type="float">
            <text:p>184.984735367203</text:p>
          </table:table-cell>
          <table:table-cell table:formula="of:=[.B35]-[.E35]" office:value-type="float" office:value="-12.9847353672034" calcext:value-type="float">
            <text:p>-12.9847353672034</text:p>
          </table:table-cell>
          <table:table-cell table:formula="of:=[.F35]^2" office:value-type="float" office:value="168.603352556303" calcext:value-type="float">
            <text:p>168.603352556303</text:p>
          </table:table-cell>
          <table:table-cell table:formula="of:=[.$E$67]-[.E35]" office:value-type="float" office:value="38.7411242009969" calcext:value-type="float">
            <text:p>38.7411242009969</text:p>
          </table:table-cell>
          <table:table-cell table:formula="of:=ABS([.H35])" office:value-type="float" office:value="38.7411242009969" calcext:value-type="float">
            <text:p>38.7411242009969</text:p>
          </table:table-cell>
          <table:table-cell table:formula="of:=ABS(([.B35]-[.E35])/[.B35])" office:value-type="float" office:value="0.0754926474837407" calcext:value-type="float">
            <text:p>0.0754926474837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$B$63]*[.B36]+(1-[.$B$63])*([.C35]+[.D35])" office:value-type="float" office:value="187.401937106695" calcext:value-type="float">
            <text:p>187.401937106695</text:p>
          </table:table-cell>
          <table:table-cell table:formula="of:=[.$B$64]*([.C36]-[.C35])+(1-[.$B$64])*[.D35]" office:value-type="float" office:value="-0.960853386114188" calcext:value-type="float">
            <text:p>-0.960853386114188</text:p>
          </table:table-cell>
          <table:table-cell table:formula="of:=[.C35]+[.D35]" office:value-type="float" office:value="180.162965245715" calcext:value-type="float">
            <text:p>180.162965245715</text:p>
          </table:table-cell>
          <table:table-cell table:formula="of:=[.B36]-[.E36]" office:value-type="float" office:value="29.837034754285" calcext:value-type="float">
            <text:p>29.837034754285</text:p>
          </table:table-cell>
          <table:table-cell table:formula="of:=[.F36]^2" office:value-type="float" office:value="890.24864292841" calcext:value-type="float">
            <text:p>890.24864292841</text:p>
          </table:table-cell>
          <table:table-cell table:formula="of:=[.$E$67]-[.E36]" office:value-type="float" office:value="43.5628943224853" calcext:value-type="float">
            <text:p>43.5628943224853</text:p>
          </table:table-cell>
          <table:table-cell table:formula="of:=ABS([.H36])" office:value-type="float" office:value="43.5628943224853" calcext:value-type="float">
            <text:p>43.5628943224853</text:p>
          </table:table-cell>
          <table:table-cell table:formula="of:=ABS(([.B36]-[.E36])/[.B36])" office:value-type="float" office:value="0.142081117877548" calcext:value-type="float">
            <text:p>0.1420811178775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  <table:table-cell table:formula="of:=[.$B$63]*[.B37]+(1-[.$B$63])*([.C36]+[.D36])" office:value-type="float" office:value="190.943792311545" calcext:value-type="float">
            <text:p>190.943792311545</text:p>
          </table:table-cell>
          <table:table-cell table:formula="of:=[.$B$64]*([.C37]-[.C36])+(1-[.$B$64])*[.D36]" office:value-type="float" office:value="-0.518854002699414" calcext:value-type="float">
            <text:p>-0.518854002699414</text:p>
          </table:table-cell>
          <table:table-cell table:formula="of:=[.C36]+[.D36]" office:value-type="float" office:value="186.441083720581" calcext:value-type="float">
            <text:p>186.441083720581</text:p>
          </table:table-cell>
          <table:table-cell table:formula="of:=[.B37]-[.E37]" office:value-type="float" office:value="18.5589162794188" calcext:value-type="float">
            <text:p>18.5589162794188</text:p>
          </table:table-cell>
          <table:table-cell table:formula="of:=[.F37]^2" office:value-type="float" office:value="344.433373466476" calcext:value-type="float">
            <text:p>344.433373466476</text:p>
          </table:table-cell>
          <table:table-cell table:formula="of:=[.$E$67]-[.E37]" office:value-type="float" office:value="37.2847758476191" calcext:value-type="float">
            <text:p>37.2847758476191</text:p>
          </table:table-cell>
          <table:table-cell table:formula="of:=ABS([.H37])" office:value-type="float" office:value="37.2847758476191" calcext:value-type="float">
            <text:p>37.2847758476191</text:p>
          </table:table-cell>
          <table:table-cell table:formula="of:=ABS(([.B37]-[.E37])/[.B37])" office:value-type="float" office:value="0.0905312989239942" calcext:value-type="float">
            <text:p>0.0905312989239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table:formula="of:=[.$B$63]*[.B38]+(1-[.$B$63])*([.C37]+[.D37])" office:value-type="float" office:value="203.423159051168" calcext:value-type="float">
            <text:p>203.423159051168</text:p>
          </table:table-cell>
          <table:table-cell table:formula="of:=[.$B$64]*([.C38]-[.C37])+(1-[.$B$64])*[.D37]" office:value-type="float" office:value="0.75709034002922" calcext:value-type="float">
            <text:p>0.75709034002922</text:p>
          </table:table-cell>
          <table:table-cell table:formula="of:=[.C37]+[.D37]" office:value-type="float" office:value="190.424938308846" calcext:value-type="float">
            <text:p>190.424938308846</text:p>
          </table:table-cell>
          <table:table-cell table:formula="of:=[.B38]-[.E38]" office:value-type="float" office:value="53.5750616911545" calcext:value-type="float">
            <text:p>53.5750616911545</text:p>
          </table:table-cell>
          <table:table-cell table:formula="of:=[.F38]^2" office:value-type="float" office:value="2870.28723521101" calcext:value-type="float">
            <text:p>2870.28723521101</text:p>
          </table:table-cell>
          <table:table-cell table:formula="of:=[.$E$67]-[.E38]" office:value-type="float" office:value="33.3009212593548" calcext:value-type="float">
            <text:p>33.3009212593548</text:p>
          </table:table-cell>
          <table:table-cell table:formula="of:=ABS([.H38])" office:value-type="float" office:value="33.3009212593548" calcext:value-type="float">
            <text:p>33.3009212593548</text:p>
          </table:table-cell>
          <table:table-cell table:formula="of:=ABS(([.B38]-[.E38])/[.B38])" office:value-type="float" office:value="0.219569924963748" calcext:value-type="float">
            <text:p>0.219569924963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8" calcext:value-type="float">
            <text:p>218</text:p>
          </table:table-cell>
          <table:table-cell table:formula="of:=[.$B$63]*[.B39]+(1-[.$B$63])*([.C38]+[.D38])" office:value-type="float" office:value="207.533155824653" calcext:value-type="float">
            <text:p>207.533155824653</text:p>
          </table:table-cell>
          <table:table-cell table:formula="of:=[.$B$64]*([.C39]-[.C38])+(1-[.$B$64])*[.D38]" office:value-type="float" office:value="1.08622169425654" calcext:value-type="float">
            <text:p>1.08622169425654</text:p>
          </table:table-cell>
          <table:table-cell table:formula="of:=[.C38]+[.D38]" office:value-type="float" office:value="204.180249391198" calcext:value-type="float">
            <text:p>204.180249391198</text:p>
          </table:table-cell>
          <table:table-cell table:formula="of:=[.B39]-[.E39]" office:value-type="float" office:value="13.8197506088025" calcext:value-type="float">
            <text:p>13.8197506088025</text:p>
          </table:table-cell>
          <table:table-cell table:formula="of:=[.F39]^2" office:value-type="float" office:value="190.985506889496" calcext:value-type="float">
            <text:p>190.985506889496</text:p>
          </table:table-cell>
          <table:table-cell table:formula="of:=[.$E$67]-[.E39]" office:value-type="float" office:value="19.5456101770028" calcext:value-type="float">
            <text:p>19.5456101770028</text:p>
          </table:table-cell>
          <table:table-cell table:formula="of:=ABS([.H39])" office:value-type="float" office:value="19.5456101770028" calcext:value-type="float">
            <text:p>19.5456101770028</text:p>
          </table:table-cell>
          <table:table-cell table:formula="of:=ABS(([.B39]-[.E39])/[.B39])" office:value-type="float" office:value="0.063393351416525" calcext:value-type="float">
            <text:p>0.0633933514165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table:formula="of:=[.$B$63]*[.B40]+(1-[.$B$63])*([.C39]+[.D39])" office:value-type="float" office:value="202.161064003405" calcext:value-type="float">
            <text:p>202.161064003405</text:p>
          </table:table-cell>
          <table:table-cell table:formula="of:=[.$B$64]*([.C40]-[.C39])+(1-[.$B$64])*[.D39]" office:value-type="float" office:value="0.452254264633991" calcext:value-type="float">
            <text:p>0.452254264633991</text:p>
          </table:table-cell>
          <table:table-cell table:formula="of:=[.C39]+[.D39]" office:value-type="float" office:value="208.61937751891" calcext:value-type="float">
            <text:p>208.61937751891</text:p>
          </table:table-cell>
          <table:table-cell table:formula="of:=[.B40]-[.E40]" office:value-type="float" office:value="-26.6193775189099" calcext:value-type="float">
            <text:p>-26.6193775189099</text:p>
          </table:table-cell>
          <table:table-cell table:formula="of:=[.F40]^2" office:value-type="float" office:value="708.591259494247" calcext:value-type="float">
            <text:p>708.591259494247</text:p>
          </table:table-cell>
          <table:table-cell table:formula="of:=[.$E$67]-[.E40]" office:value-type="float" office:value="15.1064820492904" calcext:value-type="float">
            <text:p>15.1064820492904</text:p>
          </table:table-cell>
          <table:table-cell table:formula="of:=ABS([.H40])" office:value-type="float" office:value="15.1064820492904" calcext:value-type="float">
            <text:p>15.1064820492904</text:p>
          </table:table-cell>
          <table:table-cell table:formula="of:=ABS(([.B40]-[.E40])/[.B40])" office:value-type="float" office:value="0.146260316037967" calcext:value-type="float">
            <text:p>0.1462603160379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6" calcext:value-type="float">
            <text:p>206</text:p>
          </table:table-cell>
          <table:table-cell table:formula="of:=[.$B$63]*[.B41]+(1-[.$B$63])*([.C40]+[.D40])" office:value-type="float" office:value="203.434984829802" calcext:value-type="float">
            <text:p>203.434984829802</text:p>
          </table:table-cell>
          <table:table-cell table:formula="of:=[.$B$64]*([.C41]-[.C40])+(1-[.$B$64])*[.D40]" office:value-type="float" office:value="0.532911519336363" calcext:value-type="float">
            <text:p>0.532911519336363</text:p>
          </table:table-cell>
          <table:table-cell table:formula="of:=[.C40]+[.D40]" office:value-type="float" office:value="202.613318268039" calcext:value-type="float">
            <text:p>202.613318268039</text:p>
          </table:table-cell>
          <table:table-cell table:formula="of:=[.B41]-[.E41]" office:value-type="float" office:value="3.38668173196146" calcext:value-type="float">
            <text:p>3.38668173196146</text:p>
          </table:table-cell>
          <table:table-cell table:formula="of:=[.F41]^2" office:value-type="float" office:value="11.4696131536015" calcext:value-type="float">
            <text:p>11.4696131536015</text:p>
          </table:table-cell>
          <table:table-cell table:formula="of:=[.$E$67]-[.E41]" office:value-type="float" office:value="21.1125413001618" calcext:value-type="float">
            <text:p>21.1125413001618</text:p>
          </table:table-cell>
          <table:table-cell table:formula="of:=ABS([.H41])" office:value-type="float" office:value="21.1125413001618" calcext:value-type="float">
            <text:p>21.1125413001618</text:p>
          </table:table-cell>
          <table:table-cell table:formula="of:=ABS(([.B41]-[.E41])/[.B41])" office:value-type="float" office:value="0.0164402025823372" calcext:value-type="float">
            <text:p>0.0164402025823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1" calcext:value-type="float">
            <text:p>211</text:p>
          </table:table-cell>
          <table:table-cell table:formula="of:=[.$B$63]*[.B42]+(1-[.$B$63])*([.C41]+[.D41])" office:value-type="float" office:value="205.674004240599" calcext:value-type="float">
            <text:p>205.674004240599</text:p>
          </table:table-cell>
          <table:table-cell table:formula="of:=[.$B$64]*([.C42]-[.C41])+(1-[.$B$64])*[.D41]" office:value-type="float" office:value="0.700388188285861" calcext:value-type="float">
            <text:p>0.700388188285861</text:p>
          </table:table-cell>
          <table:table-cell table:formula="of:=[.C41]+[.D41]" office:value-type="float" office:value="203.967896349138" calcext:value-type="float">
            <text:p>203.967896349138</text:p>
          </table:table-cell>
          <table:table-cell table:formula="of:=[.B42]-[.E42]" office:value-type="float" office:value="7.03210365086179" calcext:value-type="float">
            <text:p>7.03210365086179</text:p>
          </table:table-cell>
          <table:table-cell table:formula="of:=[.F42]^2" office:value-type="float" office:value="49.4504817564637" calcext:value-type="float">
            <text:p>49.4504817564637</text:p>
          </table:table-cell>
          <table:table-cell table:formula="of:=[.$E$67]-[.E42]" office:value-type="float" office:value="19.7579632190621" calcext:value-type="float">
            <text:p>19.7579632190621</text:p>
          </table:table-cell>
          <table:table-cell table:formula="of:=ABS([.H42])" office:value-type="float" office:value="19.7579632190621" calcext:value-type="float">
            <text:p>19.7579632190621</text:p>
          </table:table-cell>
          <table:table-cell table:formula="of:=ABS(([.B42]-[.E42])/[.B42])" office:value-type="float" office:value="0.0333275054543213" calcext:value-type="float">
            <text:p>0.0333275054543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table:formula="of:=[.$B$63]*[.B43]+(1-[.$B$63])*([.C42]+[.D42])" office:value-type="float" office:value="222.538897460966" calcext:value-type="float">
            <text:p>222.538897460966</text:p>
          </table:table-cell>
          <table:table-cell table:formula="of:=[.$B$64]*([.C43]-[.C42])+(1-[.$B$64])*[.D42]" office:value-type="float" office:value="2.28714449575005" calcext:value-type="float">
            <text:p>2.28714449575005</text:p>
          </table:table-cell>
          <table:table-cell table:formula="of:=[.C42]+[.D42]" office:value-type="float" office:value="206.374392428885" calcext:value-type="float">
            <text:p>206.374392428885</text:p>
          </table:table-cell>
          <table:table-cell table:formula="of:=[.B43]-[.E43]" office:value-type="float" office:value="66.6256075711148" calcext:value-type="float">
            <text:p>66.6256075711148</text:p>
          </table:table-cell>
          <table:table-cell table:formula="of:=[.F43]^2" office:value-type="float" office:value="4438.97158422019" calcext:value-type="float">
            <text:p>4438.97158422019</text:p>
          </table:table-cell>
          <table:table-cell table:formula="of:=[.$E$67]-[.E43]" office:value-type="float" office:value="17.3514671393151" calcext:value-type="float">
            <text:p>17.3514671393151</text:p>
          </table:table-cell>
          <table:table-cell table:formula="of:=ABS([.H43])" office:value-type="float" office:value="17.3514671393151" calcext:value-type="float">
            <text:p>17.3514671393151</text:p>
          </table:table-cell>
          <table:table-cell table:formula="of:=ABS(([.B43]-[.E43])/[.B43])" office:value-type="float" office:value="0.244049844582838" calcext:value-type="float">
            <text:p>0.2440498445828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8" calcext:value-type="float">
            <text:p>248</text:p>
          </table:table-cell>
          <table:table-cell table:formula="of:=[.$B$63]*[.B44]+(1-[.$B$63])*([.C43]+[.D43])" office:value-type="float" office:value="230.448438135304" calcext:value-type="float">
            <text:p>230.448438135304</text:p>
          </table:table-cell>
          <table:table-cell table:formula="of:=[.$B$64]*([.C44]-[.C43])+(1-[.$B$64])*[.D43]" office:value-type="float" office:value="2.83905577182872" calcext:value-type="float">
            <text:p>2.83905577182872</text:p>
          </table:table-cell>
          <table:table-cell table:formula="of:=[.C43]+[.D43]" office:value-type="float" office:value="224.826041956716" calcext:value-type="float">
            <text:p>224.826041956716</text:p>
          </table:table-cell>
          <table:table-cell table:formula="of:=[.B44]-[.E44]" office:value-type="float" office:value="23.1739580432836" calcext:value-type="float">
            <text:p>23.1739580432836</text:p>
          </table:table-cell>
          <table:table-cell table:formula="of:=[.F44]^2" office:value-type="float" office:value="537.032331391867" calcext:value-type="float">
            <text:p>537.032331391867</text:p>
          </table:table-cell>
          <table:table-cell table:formula="of:=[.$E$67]-[.E44]" office:value-type="float" office:value="-1.10018238851612" calcext:value-type="float">
            <text:p>-1.10018238851612</text:p>
          </table:table-cell>
          <table:table-cell table:formula="of:=ABS([.H44])" office:value-type="float" office:value="1.10018238851612" calcext:value-type="float">
            <text:p>1.10018238851612</text:p>
          </table:table-cell>
          <table:table-cell table:formula="of:=ABS(([.B44]-[.E44])/[.B44])" office:value-type="float" office:value="0.0934433792067886" calcext:value-type="float">
            <text:p>0.093443379206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table:formula="of:=[.$B$63]*[.B45]+(1-[.$B$63])*([.C44]+[.D44])" office:value-type="float" office:value="240.253635997866" calcext:value-type="float">
            <text:p>240.253635997866</text:p>
          </table:table-cell>
          <table:table-cell table:formula="of:=[.$B$64]*([.C45]-[.C44])+(1-[.$B$64])*[.D44]" office:value-type="float" office:value="3.52287317788136" calcext:value-type="float">
            <text:p>3.52287317788136</text:p>
          </table:table-cell>
          <table:table-cell table:formula="of:=[.C44]+[.D44]" office:value-type="float" office:value="233.287493907132" calcext:value-type="float">
            <text:p>233.287493907132</text:p>
          </table:table-cell>
          <table:table-cell table:formula="of:=[.B45]-[.E45]" office:value-type="float" office:value="28.7125060928675" calcext:value-type="float">
            <text:p>28.7125060928675</text:p>
          </table:table-cell>
          <table:table-cell table:formula="of:=[.F45]^2" office:value-type="float" office:value="824.408006132953" calcext:value-type="float">
            <text:p>824.408006132953</text:p>
          </table:table-cell>
          <table:table-cell table:formula="of:=[.$E$67]-[.E45]" office:value-type="float" office:value="-9.56163433893218" calcext:value-type="float">
            <text:p>-9.56163433893218</text:p>
          </table:table-cell>
          <table:table-cell table:formula="of:=ABS([.H45])" office:value-type="float" office:value="9.56163433893218" calcext:value-type="float">
            <text:p>9.56163433893218</text:p>
          </table:table-cell>
          <table:table-cell table:formula="of:=ABS(([.B45]-[.E45])/[.B45])" office:value-type="float" office:value="0.109589717911708" calcext:value-type="float">
            <text:p>0.1095897179117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8" calcext:value-type="float">
            <text:p>258</text:p>
          </table:table-cell>
          <table:table-cell table:formula="of:=[.$B$63]*[.B46]+(1-[.$B$63])*([.C45]+[.D45])" office:value-type="float" office:value="247.227369849055" calcext:value-type="float">
            <text:p>247.227369849055</text:p>
          </table:table-cell>
          <table:table-cell table:formula="of:=[.$B$64]*([.C46]-[.C45])+(1-[.$B$64])*[.D45]" office:value-type="float" office:value="3.86162001415527" calcext:value-type="float">
            <text:p>3.86162001415527</text:p>
          </table:table-cell>
          <table:table-cell table:formula="of:=[.C45]+[.D45]" office:value-type="float" office:value="243.776509175747" calcext:value-type="float">
            <text:p>243.776509175747</text:p>
          </table:table-cell>
          <table:table-cell table:formula="of:=[.B46]-[.E46]" office:value-type="float" office:value="14.2234908242529" calcext:value-type="float">
            <text:p>14.2234908242529</text:p>
          </table:table-cell>
          <table:table-cell table:formula="of:=[.F46]^2" office:value-type="float" office:value="202.307691227607" calcext:value-type="float">
            <text:p>202.307691227607</text:p>
          </table:table-cell>
          <table:table-cell table:formula="of:=[.$E$67]-[.E46]" office:value-type="float" office:value="-20.0506496075468" calcext:value-type="float">
            <text:p>-20.0506496075468</text:p>
          </table:table-cell>
          <table:table-cell table:formula="of:=ABS([.H46])" office:value-type="float" office:value="20.0506496075468" calcext:value-type="float">
            <text:p>20.0506496075468</text:p>
          </table:table-cell>
          <table:table-cell table:formula="of:=ABS(([.B46]-[.E46])/[.B46])" office:value-type="float" office:value="0.0551298093963291" calcext:value-type="float">
            <text:p>0.0551298093963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table:formula="of:=[.$B$63]*[.B47]+(1-[.$B$63])*([.C46]+[.D46])" office:value-type="float" office:value="246.700293409568" calcext:value-type="float">
            <text:p>246.700293409568</text:p>
          </table:table-cell>
          <table:table-cell table:formula="of:=[.$B$64]*([.C47]-[.C46])+(1-[.$B$64])*[.D46]" office:value-type="float" office:value="3.43081240417637" calcext:value-type="float">
            <text:p>3.43081240417637</text:p>
          </table:table-cell>
          <table:table-cell table:formula="of:=[.C46]+[.D46]" office:value-type="float" office:value="251.08898986321" calcext:value-type="float">
            <text:p>251.08898986321</text:p>
          </table:table-cell>
          <table:table-cell table:formula="of:=[.B47]-[.E47]" office:value-type="float" office:value="-18.0889898632101" calcext:value-type="float">
            <text:p>-18.0889898632101</text:p>
          </table:table-cell>
          <table:table-cell table:formula="of:=[.F47]^2" office:value-type="float" office:value="327.211554271319" calcext:value-type="float">
            <text:p>327.211554271319</text:p>
          </table:table-cell>
          <table:table-cell table:formula="of:=[.$E$67]-[.E47]" office:value-type="float" office:value="-27.3631302950098" calcext:value-type="float">
            <text:p>-27.3631302950098</text:p>
          </table:table-cell>
          <table:table-cell table:formula="of:=ABS([.H47])" office:value-type="float" office:value="27.3631302950098" calcext:value-type="float">
            <text:p>27.3631302950098</text:p>
          </table:table-cell>
          <table:table-cell table:formula="of:=ABS(([.B47]-[.E47])/[.B47])" office:value-type="float" office:value="0.0776351496275113" calcext:value-type="float">
            <text:p>0.0776351496275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table:formula="of:=[.$B$63]*[.B48]+(1-[.$B$63])*([.C47]+[.D47])" office:value-type="float" office:value="251.312382314531" calcext:value-type="float">
            <text:p>251.312382314531</text:p>
          </table:table-cell>
          <table:table-cell table:formula="of:=[.$B$64]*([.C48]-[.C47])+(1-[.$B$64])*[.D47]" office:value-type="float" office:value="3.54677004932311" calcext:value-type="float">
            <text:p>3.54677004932311</text:p>
          </table:table-cell>
          <table:table-cell table:formula="of:=[.C47]+[.D47]" office:value-type="float" office:value="250.131105813744" calcext:value-type="float">
            <text:p>250.131105813744</text:p>
          </table:table-cell>
          <table:table-cell table:formula="of:=[.B48]-[.E48]" office:value-type="float" office:value="4.86889418625592" calcext:value-type="float">
            <text:p>4.86889418625592</text:p>
          </table:table-cell>
          <table:table-cell table:formula="of:=[.F48]^2" office:value-type="float" office:value="23.7061305969566" calcext:value-type="float">
            <text:p>23.7061305969566</text:p>
          </table:table-cell>
          <table:table-cell table:formula="of:=[.$E$67]-[.E48]" office:value-type="float" office:value="-26.4052462455438" calcext:value-type="float">
            <text:p>-26.4052462455438</text:p>
          </table:table-cell>
          <table:table-cell table:formula="of:=ABS([.H48])" office:value-type="float" office:value="26.4052462455438" calcext:value-type="float">
            <text:p>26.4052462455438</text:p>
          </table:table-cell>
          <table:table-cell table:formula="of:=ABS(([.B48]-[.E48])/[.B48])" office:value-type="float" office:value="0.0190937026911997" calcext:value-type="float">
            <text:p>0.01909370269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table:formula="of:=[.$B$63]*[.B49]+(1-[.$B$63])*([.C48]+[.D48])" office:value-type="float" office:value="266.538940394793" calcext:value-type="float">
            <text:p>266.538940394793</text:p>
          </table:table-cell>
          <table:table-cell table:formula="of:=[.$B$64]*([.C49]-[.C48])+(1-[.$B$64])*[.D48]" office:value-type="float" office:value="4.69329308180416" calcext:value-type="float">
            <text:p>4.69329308180416</text:p>
          </table:table-cell>
          <table:table-cell table:formula="of:=[.C48]+[.D48]" office:value-type="float" office:value="254.859152363854" calcext:value-type="float">
            <text:p>254.859152363854</text:p>
          </table:table-cell>
          <table:table-cell table:formula="of:=[.B49]-[.E49]" office:value-type="float" office:value="48.140847636146" calcext:value-type="float">
            <text:p>48.140847636146</text:p>
          </table:table-cell>
          <table:table-cell table:formula="of:=[.F49]^2" office:value-type="float" office:value="2317.54121112662" calcext:value-type="float">
            <text:p>2317.54121112662</text:p>
          </table:table-cell>
          <table:table-cell table:formula="of:=[.$E$67]-[.E49]" office:value-type="float" office:value="-31.1332927956537" calcext:value-type="float">
            <text:p>-31.1332927956537</text:p>
          </table:table-cell>
          <table:table-cell table:formula="of:=ABS([.H49])" office:value-type="float" office:value="31.1332927956537" calcext:value-type="float">
            <text:p>31.1332927956537</text:p>
          </table:table-cell>
          <table:table-cell table:formula="of:=ABS(([.B49]-[.E49])/[.B49])" office:value-type="float" office:value="0.158880685267808" calcext:value-type="float">
            <text:p>0.1588806852678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table:formula="of:=[.$B$63]*[.B50]+(1-[.$B$63])*([.C49]+[.D49])" office:value-type="float" office:value="273.844676687205" calcext:value-type="float">
            <text:p>273.844676687205</text:p>
          </table:table-cell>
          <table:table-cell table:formula="of:=[.$B$64]*([.C50]-[.C49])+(1-[.$B$64])*[.D49]" office:value-type="float" office:value="4.94973834468712" calcext:value-type="float">
            <text:p>4.94973834468712</text:p>
          </table:table-cell>
          <table:table-cell table:formula="of:=[.C49]+[.D49]" office:value-type="float" office:value="271.232233476597" calcext:value-type="float">
            <text:p>271.232233476597</text:p>
          </table:table-cell>
          <table:table-cell table:formula="of:=[.B50]-[.E50]" office:value-type="float" office:value="10.767766523403" calcext:value-type="float">
            <text:p>10.767766523403</text:p>
          </table:table-cell>
          <table:table-cell table:formula="of:=[.F50]^2" office:value-type="float" office:value="115.944795902518" calcext:value-type="float">
            <text:p>115.944795902518</text:p>
          </table:table-cell>
          <table:table-cell table:formula="of:=[.$E$67]-[.E50]" office:value-type="float" office:value="-47.5063739083967" calcext:value-type="float">
            <text:p>-47.5063739083967</text:p>
          </table:table-cell>
          <table:table-cell table:formula="of:=ABS([.H50])" office:value-type="float" office:value="47.5063739083967" calcext:value-type="float">
            <text:p>47.5063739083967</text:p>
          </table:table-cell>
          <table:table-cell table:formula="of:=ABS(([.B50]-[.E50])/[.B50])" office:value-type="float" office:value="0.0381835692319255" calcext:value-type="float">
            <text:p>0.0381835692319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1" calcext:value-type="float">
            <text:p>291</text:p>
          </table:table-cell>
          <table:table-cell table:formula="of:=[.$B$63]*[.B51]+(1-[.$B$63])*([.C50]+[.D50])" office:value-type="float" office:value="281.7556974401" calcext:value-type="float">
            <text:p>281.7556974401</text:p>
          </table:table-cell>
          <table:table-cell table:formula="of:=[.$B$64]*([.C51]-[.C50])+(1-[.$B$64])*[.D50]" office:value-type="float" office:value="5.24042670972397" calcext:value-type="float">
            <text:p>5.24042670972397</text:p>
          </table:table-cell>
          <table:table-cell table:formula="of:=[.C50]+[.D50]" office:value-type="float" office:value="278.794415031893" calcext:value-type="float">
            <text:p>278.794415031893</text:p>
          </table:table-cell>
          <table:table-cell table:formula="of:=[.B51]-[.E51]" office:value-type="float" office:value="12.2055849681074" calcext:value-type="float">
            <text:p>12.2055849681074</text:p>
          </table:table-cell>
          <table:table-cell table:formula="of:=[.F51]^2" office:value-type="float" office:value="148.97630441369" calcext:value-type="float">
            <text:p>148.97630441369</text:p>
          </table:table-cell>
          <table:table-cell table:formula="of:=[.$E$67]-[.E51]" office:value-type="float" office:value="-55.0685554636923" calcext:value-type="float">
            <text:p>-55.0685554636923</text:p>
          </table:table-cell>
          <table:table-cell table:formula="of:=ABS([.H51])" office:value-type="float" office:value="55.0685554636923" calcext:value-type="float">
            <text:p>55.0685554636923</text:p>
          </table:table-cell>
          <table:table-cell table:formula="of:=ABS(([.B51]-[.E51])/[.B51])" office:value-type="float" office:value="0.0419435909556956" calcext:value-type="float">
            <text:p>0.0419435909556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0" calcext:value-type="float">
            <text:p>280</text:p>
          </table:table-cell>
          <table:table-cell table:formula="of:=[.$B$63]*[.B52]+(1-[.$B$63])*([.C51]+[.D51])" office:value-type="float" office:value="285.298745496966" calcext:value-type="float">
            <text:p>285.298745496966</text:p>
          </table:table-cell>
          <table:table-cell table:formula="of:=[.$B$64]*([.C52]-[.C51])+(1-[.$B$64])*[.D51]" office:value-type="float" office:value="5.07380692902349" calcext:value-type="float">
            <text:p>5.07380692902349</text:p>
          </table:table-cell>
          <table:table-cell table:formula="of:=[.C51]+[.D51]" office:value-type="float" office:value="286.996124149824" calcext:value-type="float">
            <text:p>286.996124149824</text:p>
          </table:table-cell>
          <table:table-cell table:formula="of:=[.B52]-[.E52]" office:value-type="float" office:value="-6.99612414982386" calcext:value-type="float">
            <text:p>-6.99612414982386</text:p>
          </table:table-cell>
          <table:table-cell table:formula="of:=[.F52]^2" office:value-type="float" office:value="48.9457531197486" calcext:value-type="float">
            <text:p>48.9457531197486</text:p>
          </table:table-cell>
          <table:table-cell table:formula="of:=[.$E$67]-[.E52]" office:value-type="float" office:value="-63.2702645816235" calcext:value-type="float">
            <text:p>-63.2702645816235</text:p>
          </table:table-cell>
          <table:table-cell table:formula="of:=ABS([.H52])" office:value-type="float" office:value="63.2702645816235" calcext:value-type="float">
            <text:p>63.2702645816235</text:p>
          </table:table-cell>
          <table:table-cell table:formula="of:=ABS(([.B52]-[.E52])/[.B52])" office:value-type="float" office:value="0.0249861576779423" calcext:value-type="float">
            <text:p>0.024986157677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table:formula="of:=[.$B$63]*[.B53]+(1-[.$B$63])*([.C52]+[.D52])" office:value-type="float" office:value="281.790569874053" calcext:value-type="float">
            <text:p>281.790569874053</text:p>
          </table:table-cell>
          <table:table-cell table:formula="of:=[.$B$64]*([.C53]-[.C52])+(1-[.$B$64])*[.D52]" office:value-type="float" office:value="4.23137377577776" calcext:value-type="float">
            <text:p>4.23137377577776</text:p>
          </table:table-cell>
          <table:table-cell table:formula="of:=[.C52]+[.D52]" office:value-type="float" office:value="290.37255242599" calcext:value-type="float">
            <text:p>290.37255242599</text:p>
          </table:table-cell>
          <table:table-cell table:formula="of:=[.B53]-[.E53]" office:value-type="float" office:value="-35.3725524259895" calcext:value-type="float">
            <text:p>-35.3725524259895</text:p>
          </table:table-cell>
          <table:table-cell table:formula="of:=[.F53]^2" office:value-type="float" office:value="1251.21746512938" calcext:value-type="float">
            <text:p>1251.21746512938</text:p>
          </table:table-cell>
          <table:table-cell table:formula="of:=[.$E$67]-[.E53]" office:value-type="float" office:value="-66.6466928577892" calcext:value-type="float">
            <text:p>-66.6466928577892</text:p>
          </table:table-cell>
          <table:table-cell table:formula="of:=ABS([.H53])" office:value-type="float" office:value="66.6466928577892" calcext:value-type="float">
            <text:p>66.6466928577892</text:p>
          </table:table-cell>
          <table:table-cell table:formula="of:=ABS(([.B53]-[.E53])/[.B53])" office:value-type="float" office:value="0.138715891866626" calcext:value-type="float">
            <text:p>0.1387158918666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table:formula="of:=[.$B$63]*[.B54]+(1-[.$B$63])*([.C53]+[.D53])" office:value-type="float" office:value="292.32466174734" calcext:value-type="float">
            <text:p>292.32466174734</text:p>
          </table:table-cell>
          <table:table-cell table:formula="of:=[.$B$64]*([.C54]-[.C53])+(1-[.$B$64])*[.D53]" office:value-type="float" office:value="4.85006749238354" calcext:value-type="float">
            <text:p>4.85006749238354</text:p>
          </table:table-cell>
          <table:table-cell table:formula="of:=[.C53]+[.D53]" office:value-type="float" office:value="286.021943649831" calcext:value-type="float">
            <text:p>286.021943649831</text:p>
          </table:table-cell>
          <table:table-cell table:formula="of:=[.B54]-[.E54]" office:value-type="float" office:value="25.978056350169" calcext:value-type="float">
            <text:p>25.978056350169</text:p>
          </table:table-cell>
          <table:table-cell table:formula="of:=[.F54]^2" office:value-type="float" office:value="674.859411732557" calcext:value-type="float">
            <text:p>674.859411732557</text:p>
          </table:table-cell>
          <table:table-cell table:formula="of:=[.$E$67]-[.E54]" office:value-type="float" office:value="-62.2960840816307" calcext:value-type="float">
            <text:p>-62.2960840816307</text:p>
          </table:table-cell>
          <table:table-cell table:formula="of:=ABS([.H54])" office:value-type="float" office:value="62.2960840816307" calcext:value-type="float">
            <text:p>62.2960840816307</text:p>
          </table:table-cell>
          <table:table-cell table:formula="of:=ABS(([.B54]-[.E54])/[.B54])" office:value-type="float" office:value="0.0832630011223366" calcext:value-type="float">
            <text:p>0.0832630011223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table:formula="of:=[.$B$63]*[.B55]+(1-[.$B$63])*([.C54]+[.D54])" office:value-type="float" office:value="296.88971995577" calcext:value-type="float">
            <text:p>296.88971995577</text:p>
          </table:table-cell>
          <table:table-cell table:formula="of:=[.$B$64]*([.C55]-[.C54])+(1-[.$B$64])*[.D54]" office:value-type="float" office:value="4.82209012604276" calcext:value-type="float">
            <text:p>4.82209012604276</text:p>
          </table:table-cell>
          <table:table-cell table:formula="of:=[.C54]+[.D54]" office:value-type="float" office:value="297.174729239723" calcext:value-type="float">
            <text:p>297.174729239723</text:p>
          </table:table-cell>
          <table:table-cell table:formula="of:=[.B55]-[.E55]" office:value-type="float" office:value="-1.17472923972349" calcext:value-type="float">
            <text:p>-1.17472923972349</text:p>
          </table:table-cell>
          <table:table-cell table:formula="of:=[.F55]^2" office:value-type="float" office:value="1.37998878666133" calcext:value-type="float">
            <text:p>1.37998878666133</text:p>
          </table:table-cell>
          <table:table-cell table:formula="of:=[.$E$67]-[.E55]" office:value-type="float" office:value="-73.4488696715232" calcext:value-type="float">
            <text:p>-73.4488696715232</text:p>
          </table:table-cell>
          <table:table-cell table:formula="of:=ABS([.H55])" office:value-type="float" office:value="73.4488696715232" calcext:value-type="float">
            <text:p>73.4488696715232</text:p>
          </table:table-cell>
          <table:table-cell table:formula="of:=ABS(([.B55]-[.E55])/[.B55])" office:value-type="float" office:value="0.00396867986393071" calcext:value-type="float">
            <text:p>0.0039686798639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7" calcext:value-type="float">
            <text:p>307</text:p>
          </table:table-cell>
          <table:table-cell table:formula="of:=[.$B$63]*[.B56]+(1-[.$B$63])*([.C55]+[.D55])" office:value-type="float" office:value="302.994814855193" calcext:value-type="float">
            <text:p>302.994814855193</text:p>
          </table:table-cell>
          <table:table-cell table:formula="of:=[.$B$64]*([.C56]-[.C55])+(1-[.$B$64])*[.D55]" office:value-type="float" office:value="4.94803372361216" calcext:value-type="float">
            <text:p>4.94803372361216</text:p>
          </table:table-cell>
          <table:table-cell table:formula="of:=[.C55]+[.D55]" office:value-type="float" office:value="301.711810081812" calcext:value-type="float">
            <text:p>301.711810081812</text:p>
          </table:table-cell>
          <table:table-cell table:formula="of:=[.B56]-[.E56]" office:value-type="float" office:value="5.2881899181877" calcext:value-type="float">
            <text:p>5.2881899181877</text:p>
          </table:table-cell>
          <table:table-cell table:formula="of:=[.F56]^2" office:value-type="float" office:value="27.964952610822" calcext:value-type="float">
            <text:p>27.964952610822</text:p>
          </table:table-cell>
          <table:table-cell table:formula="of:=[.$E$67]-[.E56]" office:value-type="float" office:value="-77.985950513612" calcext:value-type="float">
            <text:p>-77.985950513612</text:p>
          </table:table-cell>
          <table:table-cell table:formula="of:=ABS([.H56])" office:value-type="float" office:value="77.985950513612" calcext:value-type="float">
            <text:p>77.985950513612</text:p>
          </table:table-cell>
          <table:table-cell table:formula="of:=ABS(([.B56]-[.E56])/[.B56])" office:value-type="float" office:value="0.0172253743263443" calcext:value-type="float">
            <text:p>0.0172253743263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1" calcext:value-type="float">
            <text:p>281</text:p>
          </table:table-cell>
          <table:table-cell table:formula="of:=[.$B$63]*[.B57]+(1-[.$B$63])*([.C56]+[.D56])" office:value-type="float" office:value="301.406055485161" calcext:value-type="float">
            <text:p>301.406055485161</text:p>
          </table:table-cell>
          <table:table-cell table:formula="of:=[.$B$64]*([.C57]-[.C56])+(1-[.$B$64])*[.D56]" office:value-type="float" office:value="4.30636250316078" calcext:value-type="float">
            <text:p>4.30636250316078</text:p>
          </table:table-cell>
          <table:table-cell table:formula="of:=[.C56]+[.D56]" office:value-type="float" office:value="307.942848578805" calcext:value-type="float">
            <text:p>307.942848578805</text:p>
          </table:table-cell>
          <table:table-cell table:formula="of:=[.B57]-[.E57]" office:value-type="float" office:value="-26.9428485788054" calcext:value-type="float">
            <text:p>-26.9428485788054</text:p>
          </table:table-cell>
          <table:table-cell table:formula="of:=[.F57]^2" office:value-type="float" office:value="725.917089540437" calcext:value-type="float">
            <text:p>725.917089540437</text:p>
          </table:table-cell>
          <table:table-cell table:formula="of:=[.$E$67]-[.E57]" office:value-type="float" office:value="-84.2169890106051" calcext:value-type="float">
            <text:p>-84.2169890106051</text:p>
          </table:table-cell>
          <table:table-cell table:formula="of:=ABS([.H57])" office:value-type="float" office:value="84.2169890106051" calcext:value-type="float">
            <text:p>84.2169890106051</text:p>
          </table:table-cell>
          <table:table-cell table:formula="of:=ABS(([.B57]-[.E57])/[.B57])" office:value-type="float" office:value="0.0958820234121189" calcext:value-type="float">
            <text:p>0.0958820234121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table:formula="of:=[.$B$63]*[.B58]+(1-[.$B$63])*([.C57]+[.D57])" office:value-type="float" office:value="306.267424273249" calcext:value-type="float">
            <text:p>306.267424273249</text:p>
          </table:table-cell>
          <table:table-cell table:formula="of:=[.$B$64]*([.C58]-[.C57])+(1-[.$B$64])*[.D57]" office:value-type="float" office:value="4.36084358510809" calcext:value-type="float">
            <text:p>4.36084358510809</text:p>
          </table:table-cell>
          <table:table-cell table:formula="of:=[.C57]+[.D57]" office:value-type="float" office:value="305.712417988322" calcext:value-type="float">
            <text:p>305.712417988322</text:p>
          </table:table-cell>
          <table:table-cell table:formula="of:=[.B58]-[.E58]" office:value-type="float" office:value="2.2875820116779" calcext:value-type="float">
            <text:p>2.2875820116779</text:p>
          </table:table-cell>
          <table:table-cell table:formula="of:=[.F58]^2" office:value-type="float" office:value="5.2330314601523" calcext:value-type="float">
            <text:p>5.2330314601523</text:p>
          </table:table-cell>
          <table:table-cell table:formula="of:=[.$E$67]-[.E58]" office:value-type="float" office:value="-81.9865584201218" calcext:value-type="float">
            <text:p>-81.9865584201218</text:p>
          </table:table-cell>
          <table:table-cell table:formula="of:=ABS([.H58])" office:value-type="float" office:value="81.9865584201218" calcext:value-type="float">
            <text:p>81.9865584201218</text:p>
          </table:table-cell>
          <table:table-cell table:formula="of:=ABS(([.B58]-[.E58])/[.B58])" office:value-type="float" office:value="0.00742721432362954" calcext:value-type="float">
            <text:p>0.007427214323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0" calcext:value-type="float">
            <text:p>280</text:p>
          </table:table-cell>
          <table:table-cell table:formula="of:=[.$B$63]*[.B59]+(1-[.$B$63])*([.C58]+[.D58])" office:value-type="float" office:value="303.197329395366" calcext:value-type="float">
            <text:p>303.197329395366</text:p>
          </table:table-cell>
          <table:table-cell table:formula="of:=[.$B$64]*([.C59]-[.C58])+(1-[.$B$64])*[.D58]" office:value-type="float" office:value="3.6314003727655" calcext:value-type="float">
            <text:p>3.6314003727655</text:p>
          </table:table-cell>
          <table:table-cell table:formula="of:=[.C58]+[.D58]" office:value-type="float" office:value="310.628267858357" calcext:value-type="float">
            <text:p>310.628267858357</text:p>
          </table:table-cell>
          <table:table-cell table:formula="of:=[.B59]-[.E59]" office:value-type="float" office:value="-30.6282678583575" calcext:value-type="float">
            <text:p>-30.6282678583575</text:p>
          </table:table-cell>
          <table:table-cell table:formula="of:=[.F59]^2" office:value-type="float" office:value="938.090792003295" calcext:value-type="float">
            <text:p>938.090792003295</text:p>
          </table:table-cell>
          <table:table-cell table:formula="of:=[.$E$67]-[.E59]" office:value-type="float" office:value="-86.9024082901572" calcext:value-type="float">
            <text:p>-86.9024082901572</text:p>
          </table:table-cell>
          <table:table-cell table:formula="of:=ABS([.H59])" office:value-type="float" office:value="86.9024082901572" calcext:value-type="float">
            <text:p>86.9024082901572</text:p>
          </table:table-cell>
          <table:table-cell table:formula="of:=ABS(([.B59]-[.E59])/[.B59])" office:value-type="float" office:value="0.109386670922705" calcext:value-type="float">
            <text:p>0.1093866709227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5" calcext:value-type="float">
            <text:p>345</text:p>
          </table:table-cell>
          <table:table-cell table:formula="of:=[.$B$63]*[.B60]+(1-[.$B$63])*([.C59]+[.D59])" office:value-type="float" office:value="316.089728837977" calcext:value-type="float">
            <text:p>316.089728837977</text:p>
          </table:table-cell>
          <table:table-cell table:formula="of:=[.$B$64]*([.C60]-[.C59])+(1-[.$B$64])*[.D59]" office:value-type="float" office:value="4.54048782445871" calcext:value-type="float">
            <text:p>4.54048782445871</text:p>
          </table:table-cell>
          <table:table-cell table:formula="of:=[.C59]+[.D59]" office:value-type="float" office:value="306.828729768132" calcext:value-type="float">
            <text:p>306.828729768132</text:p>
          </table:table-cell>
          <table:table-cell table:formula="of:=[.B60]-[.E60]" office:value-type="float" office:value="38.1712702318681" calcext:value-type="float">
            <text:p>38.1712702318681</text:p>
          </table:table-cell>
          <table:table-cell table:formula="of:=[.F60]^2" office:value-type="float" office:value="1457.0458711143" calcext:value-type="float">
            <text:p>1457.0458711143</text:p>
          </table:table-cell>
          <table:table-cell table:formula="of:=[.$E$67]-[.E60]" office:value-type="float" office:value="-83.1028701999316" calcext:value-type="float">
            <text:p>-83.1028701999316</text:p>
          </table:table-cell>
          <table:table-cell table:formula="of:=ABS([.H60])" office:value-type="float" office:value="83.1028701999316" calcext:value-type="float">
            <text:p>83.1028701999316</text:p>
          </table:table-cell>
          <table:table-cell table:formula="of:=ABS(([.B60]-[.E60])/[.B60])" office:value-type="float" office:value="0.110641362990922" calcext:value-type="float">
            <text:p>0.110641362990922</text:p>
          </table:table-cell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SUMABSDIST=</text:p>
          </table:table-cell>
          <table:table-cell table:formula="of:=SUM([.I9:.I60])" office:value-type="float" office:value="1796.09150534057" calcext:value-type="float">
            <text:p>1796.09150534057</text:p>
          </table:table-cell>
          <table:table-cell/>
        </table:table-row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float" office:value="0.242617" calcext:value-type="float">
            <text:p>0.242617</text:p>
          </table:table-cell>
          <table:table-cell/>
          <table:table-cell office:value-type="string" calcext:value-type="string">
            <text:p>l0</text:p>
          </table:table-cell>
          <table:table-cell table:formula="of:=INTERCEPT([.B9:.B21];[.A9:.A21])" office:value-type="float" office:value="201.884615384615" calcext:value-type="float">
            <text:p>201.88461538461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eta</text:p>
          </table:table-cell>
          <table:table-cell table:style-name="Default" office:value-type="float" office:value="0.098163" calcext:value-type="float">
            <text:p>0.098163</text:p>
          </table:table-cell>
          <table:table-cell/>
          <table:table-cell office:value-type="string" calcext:value-type="string">
            <text:p>b0</text:p>
          </table:table-cell>
          <table:table-cell table:formula="of:=SLOPE([.B9:.B21];[.A9:.A21])" office:value-type="float" office:value="-0.752747252747253" calcext:value-type="float">
            <text:p>-0.752747252747253</text:p>
          </table:table-cell>
          <table:table-cell table:number-columns-repeated="3"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table:style-name="Default" office:value-type="string" calcext:value-type="string">
            <text:p>sse</text:p>
          </table:table-cell>
          <table:table-cell table:style-name="Default" table:formula="of:=SUM([.G9:.G60])" office:value-type="float" office:value="38897.6543546778" calcext:value-type="float">
            <text:p>38897.6543546778</text:p>
          </table:table-cell>
          <table:table-cell table:number-columns-repeated="4"/>
          <table:table-cell office:value-type="string" calcext:value-type="string">
            <text:p>y53=</text:p>
          </table:table-cell>
          <table:table-cell table:formula="of:=[.C60]+[.D60]" office:value-type="float" office:value="320.630216662436" calcext:value-type="float">
            <text:p>320.630216662436</text:p>
          </table:table-cell>
          <table:table-cell table:formula="of:=[.H65]-[.H68]*[.B68]" office:value-type="float" office:value="274.748188563164" calcext:value-type="float">
            <text:p>274.748188563164</text:p>
          </table:table-cell>
          <table:table-cell table:formula="of:=[.H65]+[.H68]*[.B68]" office:value-type="float" office:value="366.512244761707" calcext:value-type="float">
            <text:p>366.512244761707</text:p>
          </table:table-cell>
        </table:table-row>
        <table:table-row table:style-name="ro1">
          <table:table-cell table:style-name="Default" office:value-type="string" calcext:value-type="string">
            <text:p>mse</text:p>
          </table:table-cell>
          <table:table-cell table:style-name="Default" table:formula="of:=[.B65]/50" office:value-type="float" office:value="777.953087093555" calcext:value-type="float">
            <text:p>777.953087093555</text:p>
          </table:table-cell>
          <table:table-cell table:number-columns-repeated="4"/>
          <table:table-cell office:value-type="string" calcext:value-type="string">
            <text:p>y54=</text:p>
          </table:table-cell>
          <table:table-cell table:formula="of:=[.C60]+2*[.D60]" office:value-type="float" office:value="325.170704486895" calcext:value-type="float">
            <text:p>325.170704486895</text:p>
          </table:table-cell>
          <table:table-cell table:formula="of:=[.H66]-[.H68]*[.B68]*SQRT(1+[.B63]^2*(1+[.B64])^2)" office:value-type="float" office:value="277.688090993466" calcext:value-type="float">
            <text:p>277.688090993466</text:p>
          </table:table-cell>
          <table:table-cell table:formula="of:=[.H66]+[.H68]*[.B68]*SQRT(1+[.B63]^2*(1+[.B64])^2)" office:value-type="float" office:value="372.653317980323" calcext:value-type="float">
            <text:p>372.653317980323</text:p>
          </table:table-cell>
        </table:table-row>
        <table:table-row table:style-name="ro1">
          <table:table-cell table:style-name="Default" office:value-type="string" calcext:value-type="string">
            <text:p>S^2</text:p>
          </table:table-cell>
          <table:table-cell table:style-name="Default" table:formula="of:=[.B65]/([.A60]-2)" office:value-type="float" office:value="777.953087093555" calcext:value-type="float">
            <text:p>777.953087093555</text:p>
          </table:table-cell>
          <table:table-cell/>
          <table:table-cell office:value-type="string" calcext:value-type="string">
            <text:p>MEAN FORECAST</text:p>
          </table:table-cell>
          <table:table-cell table:formula="of:=AVERAGE([.E9:.E60])" office:value-type="float" office:value="223.7258595682" calcext:value-type="float">
            <text:p>223.72585956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Default" table:formula="of:=SQRT([.B67])" office:value-type="float" office:value="27.8918103946939" calcext:value-type="float">
            <text:p>27.8918103946939</text:p>
          </table:table-cell>
          <table:table-cell table:number-columns-repeated="4"/>
          <table:table-cell office:value-type="string" calcext:value-type="string">
            <text:p>z*</text:p>
          </table:table-cell>
          <table:table-cell office:value-type="float" office:value="1.645" calcext:value-type="float">
            <text:p>1.645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MAD</text:p>
          </table:table-cell>
          <table:table-cell table:style-name="Default" table:formula="of:=[.I62]/[.A60]" office:value-type="float" office:value="34.5402212565494" calcext:value-type="float">
            <text:p>34.5402212565494</text:p>
          </table:table-cell>
          <table:table-cell/>
          <table:table-cell office:value-type="string" calcext:value-type="string">
            <text:p>ABS(f-f_avg)/n</text:p>
          </table:table-cell>
          <table:table-cell table:number-columns-repeated="3"/>
          <table:table-cell table:formula="of:=SQRT(1+[.B63]^2*(1+[.B64])^2)" office:value-type="float" office:value="1.03488480044286" calcext:value-type="float">
            <text:p>1.0348848004428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PE</text:p>
          </table:table-cell>
          <table:table-cell table:style-name="Default" table:formula="of:=100*(SUM([.J9:.J60])/[.A60])" office:value-type="float" office:value="9.91681328111238" calcext:value-type="float">
            <text:p>9.91681328111238</text:p>
          </table:table-cell>
          <table:table-cell/>
          <table:table-cell office:value-type="string" calcext:value-type="string">
            <text:p>100*sum(A-F/A)/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9:02:15.731201821</meta:creation-date>
    <dc:date>2018-12-11T20:33:50.154196950</dc:date>
    <meta:editing-duration>PT6M32S</meta:editing-duration>
    <meta:editing-cycles>1</meta:editing-cycles>
    <meta:document-statistic meta:table-count="1" meta:cell-count="573" meta:object-count="0"/>
    <meta:generator>LibreOffice/6.0.6.2$Linux_X86_64 LibreOffice_project/00m0$Build-2</meta:generator>
  </office:meta>
</office:document-meta>
</file>